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3.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9.5pt" style:font-size-asian="9.5pt" style:font-size-complex="9.5pt"/>
    </style:style>
    <style:style style:name="ce3" style:family="table-cell" style:parent-style-name="Default">
      <style:text-properties style:font-name="Ubuntu Mono" fo:font-size="9.5pt" style:font-size-asian="9.5pt" style:font-size-complex="9.5pt"/>
    </style:style>
    <style:style style:name="ce4" style:family="table-cell" style:parent-style-name="Default">
      <style:text-properties style:font-name="Ubuntu Mono" fo:font-size="9.5pt" fo:font-weight="normal" style:font-size-asian="9.5pt" style:font-weight-asian="normal" style:font-size-complex="9.5pt" style:font-weight-complex="normal"/>
    </style:style>
    <style:style style:name="ce5" style:family="table-cell" style:parent-style-name="Default">
      <style:text-properties style:font-name="Ubuntu Mono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font-name="Ubuntu Mono"/>
    </style:style>
    <style:style style:name="ce7" style:family="table-cell" style:parent-style-name="Default">
      <style:text-properties style:font-name="Ubuntu Mono" fo:font-weight="bold" style:font-weight-asian="bold" style:font-weight-complex="bold"/>
    </style:style>
    <style:style style:name="ce8" style:family="table-cell" style:parent-style-name="Default">
      <style:text-properties style:font-name="Ubuntu Mono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9.5pt" fo:font-weight="normal" style:font-size-asian="9.5pt" style:font-weight-asian="normal" style:font-size-complex="9.5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11" style:family="table-cell" style:parent-style-name="Default">
      <style:text-properties style:font-name="Ubuntu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etc&amp;providers_lib" table:style-name="ta1">
        <table:table-column table:style-name="co1" table:number-columns-repeated="16089" table:default-cell-style-name="ce1"/>
        <table:table-row table:style-name="ro1">
          <table:table-cell office:value-type="string" calcext:value-type="string">
            <text:p>SYSR/</text:p>
          </table:table-cell>
          <table:table-cell table:number-columns-repeated="89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 office:value-type="string" calcext:value-type="string">
            <text:p>etc/</text:p>
          </table:table-cell>
          <table:table-cell table:number-columns-repeated="88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group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roup-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d.so.conf</text:p>
          </table:table-cell>
          <table:table-cell table:number-columns-repeated="8"/>
          <table:table-cell table:style-name="ce4" office:value-type="string" calcext:value-type="string">
            <text:p>glibc</text:p>
          </table:table-cell>
          <table:table-cell table:number-columns-repeated="78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login.defs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asswd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asswd-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skel/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.bashrc</text:p>
          </table:table-cell>
          <table:table-cell table:number-columns-repeated="14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.profile</text:p>
          </table:table-cell>
          <table:table-cell table:number-columns-repeated="14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 table:number-columns-repeated="17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 office:value-type="string" calcext:value-type="string">
            <text:p>sysroot-providers/</text:p>
          </table:table-cell>
          <table:table-cell table:number-columns-repeated="16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utoconf-archive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ase-files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ase-passwd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ash-completion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zip2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airo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racklib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ryptodev-linux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bus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rm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xpat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lex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ontconfig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reetype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ribidi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gcc-runtime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dbm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dk-pixbuf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lib-2.0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glibc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object-introspection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arfbuzz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cu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jpeg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mod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cap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cap-ng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check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drm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evdev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ffi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libgcc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input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jpeg-turbo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nsl2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pam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pcre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png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pthread-stubs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seccomp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tirpc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xcrypt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xkbcommon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xml2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linux-libc-headers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esa-pvr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odule-init-tools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odule-init-tools-depmod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odule-init-tools-insmod-static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tdev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curses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openssl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opkg-utils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ango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cre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ixman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ython3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eadline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hadow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hadow-sysroot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hared-mime-info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qlite3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ystemd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dev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til-linux</text:p>
          </table:table-cell>
          <table:table-cell table:number-columns-repeated="15"/>
          <table:table-cell table:style-name="ce3" table:number-columns-repeated="8"/>
          <table:table-cell table:number-columns-repeated="64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til-linux-libuuid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arm-oe-linux-gnueabi-compilerlibs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crypt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egl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libc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libgbm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libgl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libgles1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libgles2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libgles3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libiconv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librpc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ual_mesa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wayland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wayland-protocols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xz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zlib</text:p>
          </table:table-cell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/>
          <table:table-cell table:style-name="ce4"/>
          <table:table-cell table:number-columns-repeated="87"/>
          <table:table-cell table:style-name="ce5" table:number-columns-repeated="45"/>
          <table:table-cell table:number-columns-repeated="15954"/>
        </table:table-row>
        <table:table-row table:style-name="ro1">
          <table:table-cell table:style-name="ce2" office:value-type="string" calcext:value-type="string">
            <text:p>|</text:p>
          </table:table-cell>
          <table:table-cell table:number-columns-repeated="89"/>
          <table:table-cell table:style-name="ce5" table:number-columns-repeated="45"/>
          <table:table-cell table:number-columns-repeated="15954"/>
        </table:table-row>
        <table:table-row table:style-name="ro1" table:number-rows-repeated="106">
          <table:table-cell table:number-columns-repeated="90"/>
          <table:table-cell table:style-name="ce5" table:number-columns-repeated="45"/>
          <table:table-cell table:number-columns-repeated="15954"/>
        </table:table-row>
        <table:table-row table:style-name="ro1" table:number-rows-repeated="1048185">
          <table:table-cell table:number-columns-repeated="16089"/>
        </table:table-row>
        <table:table-row table:style-name="ro2" table:number-rows-repeated="187">
          <table:table-cell table:number-columns-repeated="16089"/>
        </table:table-row>
        <table:table-row table:style-name="ro2">
          <table:table-cell table:number-columns-repeated="16089"/>
        </table:table-row>
      </table:table>
      <table:table table:name="usr_bin_share" table:style-name="ta1">
        <table:table-column table:style-name="co1" table:number-columns-repeated="16162" table:default-cell-style-name="ce1"/>
        <table:table-row table:style-name="ro1">
          <table:table-cell table:number-columns-repeated="4"/>
          <table:table-cell table:style-name="ce6"/>
          <table:table-cell table:number-columns-repeated="122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number-columns-repeated="113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bin/</text:p>
          </table:table-cell>
          <table:table-cell table:number-columns-repeated="112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rossscripts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icu-config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libpng16-config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libpng-config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ncurses5-config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ncurses6-config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ncursesw5-config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ncursesw6-config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pcre-config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xml2-config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g-ir-annotation-tool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g-ir-compiler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g-ir-compiler-wrapper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g-ir-generate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g-ir-inspect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-ir-scanner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-ir-scanner-lddwrapper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-ir-scanner-qemuwrapper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-ir-scanner-wrapper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ostinst-base-passwd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ostinst-ldsoconf-gobject-introspection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ostinst-useradd-dbus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ostinst-useradd-systemd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postinst-useradd-weston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3" table:number-columns-repeated="5"/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 table:number-rows-repeated="5">
          <table:table-cell table:number-columns-repeated="4"/>
          <table:table-cell table:style-name="ce6"/>
          <table:table-cell table:number-columns-repeated="7"/>
          <table:table-cell table:style-name="ce3" table:number-columns-repeated="4"/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122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number-columns-repeated="113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share/</text:p>
          </table:table-cell>
          <table:table-cell table:number-columns-repeated="112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clocal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rm-oe-linux-gnueabi_config_site.d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ncurses_config</text:p>
          </table:table-cell>
          <table:table-cell table:style-name="ce3" table:number-columns-repeated="3"/>
          <table:table-cell table:number-columns-repeated="107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ase-passwd/</text:p>
          </table:table-cell>
          <table:table-cell table:style-name="ce3"/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make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ommon-licenses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racklib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bus-1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ict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oc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rirc.d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00-mesa-defaults.conf</text:p>
          </table:table-cell>
          <table:table-cell table:style-name="ce3" table:number-columns-repeated="4"/>
          <table:table-cell table:number-columns-repeated="106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actory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ontconfig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cc-11.4.0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office:value-type="string" calcext:value-type="string">
            <text:p>python/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ibstdcxx/</text:p>
          </table:table-cell>
          <table:table-cell table:number-columns-repeated="109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2"/>
          <table:table-cell table:style-name="ce4" office:value-type="string" calcext:value-type="string">
            <text:p>__init__.py</text:p>
          </table:table-cell>
          <table:table-cell table:number-columns-repeated="108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v6/</text:p>
          </table:table-cell>
          <table:table-cell table:number-columns-repeated="108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"/>
          <table:table-cell table:style-name="ce4" office:value-type="string" calcext:value-type="string">
            <text:p>__init__.py</text:p>
          </table:table-cell>
          <table:table-cell table:number-columns-repeated="107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"/>
          <table:table-cell table:style-name="ce4" office:value-type="string" calcext:value-type="string">
            <text:p>printers.py</text:p>
          </table:table-cell>
          <table:table-cell table:number-columns-repeated="107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"/>
          <table:table-cell table:style-name="ce4" office:value-type="string" calcext:value-type="string">
            <text:p>xmethods.py</text:p>
          </table:table-cell>
          <table:table-cell table:number-columns-repeated="107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db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ettext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ir-1.0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lib-2.0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object-introspection-1.0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tk-doc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icu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input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nux-PAM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mesa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wayland-drm.xml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mime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misc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style-name="ce3"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kgconfig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style-name="ce3"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olkit-1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style-name="ce3"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ystemd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style-name="ce3"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ayland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wayland.dtd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wayland-scanner.mk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style-name="ce3"/>
          <table:table-cell/>
          <table:table-cell table:style-name="ce3"/>
          <table:table-cell table:style-name="ce4" office:value-type="string" calcext:value-type="string">
            <text:p>wayland.xml</text:p>
          </table:table-cell>
          <table:table-cell table:number-columns-repeated="110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ayland-protocols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ml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zsh/</text:p>
          </table:table-cell>
          <table:table-cell table:number-columns-repeated="111"/>
          <table:table-cell table:style-name="ce5" table:number-columns-repeated="81"/>
          <table:table-cell table:number-columns-repeated="15954"/>
        </table:table-row>
        <table:table-row table:style-name="ro1" table:number-rows-repeated="118">
          <table:table-cell table:number-columns-repeated="127"/>
          <table:table-cell table:style-name="ce5" table:number-columns-repeated="81"/>
          <table:table-cell table:number-columns-repeated="15954"/>
        </table:table-row>
        <table:table-row table:style-name="ro1" table:number-rows-repeated="1048185">
          <table:table-cell table:number-columns-repeated="16162"/>
        </table:table-row>
        <table:table-row table:style-name="ro2" table:number-rows-repeated="187">
          <table:table-cell table:number-columns-repeated="16162"/>
        </table:table-row>
        <table:table-row table:style-name="ro2">
          <table:table-cell table:number-columns-repeated="16162"/>
        </table:table-row>
      </table:table>
      <table:table table:name="usr_include" table:style-name="ta1">
        <table:table-column table:style-name="co1" table:number-columns-repeated="127" table:default-cell-style-name="ce1"/>
        <table:table-column table:style-name="co1" table:default-cell-style-name="ce4"/>
        <table:table-column table:style-name="co1" table:number-columns-repeated="51" table:default-cell-style-name="ce1"/>
        <table:table-column table:style-name="co1" table:default-cell-style-name="ce4"/>
        <table:table-column table:style-name="co1" table:number-columns-repeated="16096" table:default-cell-style-name="ce1"/>
        <table:table-row table:style-name="ro1">
          <table:table-cell table:style-name="ce6"/>
          <table:table-cell office:value-type="string" calcext:value-type="string">
            <text:p>GLIBC</text:p>
          </table:table-cell>
          <table:table-cell table:style-name="ce6"/>
          <table:table-cell table:number-columns-repeated="63"/>
          <table:table-cell office:value-type="string" calcext:value-type="string">
            <text:p>LINUX_LIBC_HEADERS</text:p>
          </table:table-cell>
          <table:table-cell table:number-columns-repeated="93"/>
          <table:table-cell table:style-name="ce2" office:value-type="string" calcext:value-type="string">
            <text:p>|</text:p>
          </table:table-cell>
          <table:table-cell office:value-type="string" calcext:value-type="string">
            <text:p>gio-unix-2.0/</text:p>
          </table:table-cell>
          <table:table-cell table:number-columns-repeated="7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aio.h</text:p>
          </table:table-cell>
          <table:table-cell table:number-columns-repeated="3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byteswap.h</text:p>
          </table:table-cell>
          <table:table-cell table:style-name="ce6" table:number-columns-repeated="8"/>
          <table:table-cell table:number-columns-repeated="4"/>
          <table:table-cell table:style-name="ce2" office:value-type="string" calcext:value-type="string">
            <text:p>|</text:p>
          </table:table-cell>
          <table:table-cell office:value-type="string" calcext:value-type="string">
            <text:p>sys/</text:p>
          </table:table-cell>
          <table:table-cell table:number-columns-repeated="76"/>
          <table:table-cell office:value-type="string" calcext:value-type="string">
            <text:p>gcc-runtime</text:p>
          </table:table-cell>
          <table:table-cell table:number-columns-repeated="113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aliases.h</text:p>
          </table:table-cell>
          <table:table-cell table:number-columns-repeated="5"/>
          <table:table-cell table:style-name="Default"/>
          <table:table-cell table:number-columns-repeated="3"/>
          <table:table-cell table:style-name="ce6" table:number-columns-repeated="5"/>
          <table:table-cell table:style-name="ce4"/>
          <table:table-cell table:style-name="ce6" table:number-columns-repeated="17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omplex.h</text:p>
          </table:table-cell>
          <table:table-cell table:style-name="ce6"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cct.h</text:p>
          </table:table-cell>
          <table:table-cell/>
          <table:table-cell table:style-name="ce6" table:number-columns-repeated="11"/>
          <table:table-cell table:number-columns-repeated="2"/>
          <table:table-cell table:style-name="ce2" office:value-type="string" calcext:value-type="string">
            <text:p>|</text:p>
          </table:table-cell>
          <table:table-cell office:value-type="string" calcext:value-type="string">
            <text:p>asm/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office:value-type="string" calcext:value-type="string">
            <text:p>linux/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office:value-type="string" calcext:value-type="string">
            <text:p>misc/</text:p>
          </table:table-cell>
          <table:table-cell table:number-columns-repeated="31"/>
          <table:table-cell table:style-name="ce2" office:value-type="string" calcext:value-type="string">
            <text:p>|</text:p>
          </table:table-cell>
          <table:table-cell office:value-type="string" calcext:value-type="string">
            <text:p>c++/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glib-2.0/</text:p>
          </table:table-cell>
          <table:table-cell table:number-columns-repeated="27"/>
          <table:table-cell table:style-name="ce2" office:value-type="string" calcext:value-type="string">
            <text:p>|</text:p>
          </table:table-cell>
          <table:table-cell office:value-type="string" calcext:value-type="string">
            <text:p>blkid/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cairo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alloca.h</text:p>
          </table:table-cell>
          <table:table-cell table:number-columns-repeated="5"/>
          <table:table-cell table:style-name="Default"/>
          <table:table-cell table:number-columns-repeated="3"/>
          <table:table-cell table:style-name="ce6" table:number-columns-repeated="23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pio.h</text:p>
          </table:table-cell>
          <table:table-cell table:style-name="ce6"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uxv.h</text:p>
          </table:table-cell>
          <table:table-cell/>
          <table:table-cell table:style-name="ce6" table:number-columns-repeated="11"/>
          <table:table-cell table:number-columns-repeated="2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auxvec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cc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xl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11.4.0/</text:p>
          </table:table-cell>
          <table:table-cell table:number-columns-repeated="22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gio/</text:p>
          </table:table-cell>
          <table:table-cell table:number-columns-repeated="16"/>
          <table:table-cell office:value-type="string" calcext:value-type="string">
            <text:p>util-linux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6"/>
          <table:table-cell table:style-name="ce4" office:value-type="string" calcext:value-type="string">
            <text:p>blkid.h</text:p>
          </table:table-cell>
          <table:table-cell table:number-columns-repeated="22"/>
          <table:table-cell table:style-name="ce2" office:value-type="string" calcext:value-type="string">
            <text:p>|</text:p>
          </table:table-cell>
          <table:table-cell office:value-type="string" calcext:value-type="string">
            <text:p>EGL/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a.out.h</text:p>
          </table:table-cell>
          <table:table-cell table:number-columns-repeated="5"/>
          <table:table-cell table:style-name="Default"/>
          <table:table-cell table:number-columns-repeated="4"/>
          <table:table-cell table:style-name="ce6"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type.h</text:p>
          </table:table-cell>
          <table:table-cell table:style-name="ce6"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itypes.h</text:p>
          </table:table-cell>
          <table:table-cell/>
          <table:table-cell table:style-name="ce6" table:number-columns-repeated="11"/>
          <table:table-cell table:number-columns-repeated="2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auxvec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crn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astrpc.h</text:p>
          </table:table-cell>
          <table:table-cell table:number-columns-repeated="22"/>
          <table:table-cell office:value-type="string" calcext:value-type="string">
            <text:p>libstdc++-dev</text:p>
          </table:table-cell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lgorithm</text:p>
          </table:table-cell>
          <table:table-cell table:number-columns-repeated="21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glib/</text:p>
          </table:table-cell>
          <table:table-cell table:number-columns-repeated="16"/>
          <table:table-cell office:value-type="string" calcext:value-type="string">
            <text:p>bzip2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bzlib.h</text:p>
          </table:table-cell>
          <table:table-cell table:number-columns-repeated="23"/>
          <table:table-cell table:style-name="ce6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argp.h</text:p>
          </table:table-cell>
          <table:table-cell table:number-columns-repeated="5"/>
          <table:table-cell table:style-name="Default"/>
          <table:table-cell table:number-columns-repeated="4"/>
          <table:table-cell table:style-name="ce6"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dirent.h</text:p>
          </table:table-cell>
          <table:table-cell table:style-name="ce6"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apability.h</text:p>
          </table:table-cell>
          <table:table-cell/>
          <table:table-cell table:style-name="ce6" table:number-columns-repeated="11"/>
          <table:table-cell table:number-columns-repeated="2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bitsperlong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db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abanalabs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ny</text:p>
          </table:table-cell>
          <table:table-cell table:number-columns-repeated="21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lib.h</text:p>
          </table:table-cell>
          <table:table-cell table:number-columns-repeated="16"/>
          <table:table-cell office:value-type="string" calcext:value-type="string">
            <text:p>libcap-ng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ap-ng.h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fontconfig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argz.h</text:p>
          </table:table-cell>
          <table:table-cell table:number-columns-repeated="5"/>
          <table:table-cell table:style-name="Default"/>
          <table:table-cell table:number-columns-repeated="4"/>
          <table:table-cell table:style-name="ce6"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dlfcn.h</text:p>
          </table:table-cell>
          <table:table-cell table:style-name="ce6"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defs.h</text:p>
          </table:table-cell>
          <table:table-cell/>
          <table:table-cell table:style-name="ce6" table:number-columns-repeated="11"/>
          <table:table-cell table:number-columns-repeated="2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bitsperlong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dfs_f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ocxl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rm-oe-linux-gnueabi/</text:p>
          </table:table-cell>
          <table:table-cell table:number-columns-repeated="21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lib-object.h</text:p>
          </table:table-cell>
          <table:table-cell table:number-columns-repeated="16"/>
          <table:table-cell office:value-type="string" calcext:value-type="string">
            <text:p>libcheck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heck.h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freetype2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ar.h</text:p>
          </table:table-cell>
          <table:table-cell table:number-columns-repeated="5"/>
          <table:table-cell table:style-name="Default"/>
          <table:table-cell table:number-columns-repeated="4"/>
          <table:table-cell table:style-name="ce6"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lf.h</text:p>
          </table:table-cell>
          <table:table-cell/>
          <table:table-cell table:style-name="ce6"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ir.h</text:p>
          </table:table-cell>
          <table:table-cell/>
          <table:table-cell table:style-name="ce6" table:number-columns-repeated="11"/>
          <table:table-cell table:number-columns-repeated="2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bpf_perf_event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ffs_hardblock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vpanic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office:value-type="string" calcext:value-type="string">
            <text:p>bits/</text:p>
          </table:table-cell>
          <table:table-cell table:number-columns-repeated="20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lib-unix.h</text:p>
          </table:table-cell>
          <table:table-cell table:number-columns-repeated="16"/>
          <table:table-cell office:value-type="string" calcext:value-type="string">
            <text:p>libcheck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heck_stdint.h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fribidi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office:value-type="string" calcext:value-type="string">
            <text:p>arpa/</text:p>
          </table:table-cell>
          <table:table-cell table:number-columns-repeated="5"/>
          <table:table-cell table:style-name="Default"/>
          <table:table-cell table:number-columns-repeated="4"/>
          <table:table-cell table:style-name="ce6"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ndian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lf-32.h</text:p>
          </table:table-cell>
          <table:table-cell/>
          <table:table-cell table:style-name="ce6" table:number-columns-repeated="11"/>
          <table:table-cell table:number-columns-repeated="2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bpf_perf_event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gpgar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uacce/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atomic_word.h</text:p>
          </table:table-cell>
          <table:table-cell table:number-columns-repeated="14"/>
          <table:table-cell table:style-name="ce6" table:number-columns-repeated="5"/>
          <table:table-cell table:style-name="ce2" office:value-type="string" calcext:value-type="string">
            <text:p>|</text:p>
          </table:table-cell>
          <table:table-cell table:style-name="ce6"/>
          <table:table-cell table:style-name="ce8" office:value-type="string" calcext:value-type="string">
            <text:p>gmodule.h</text:p>
          </table:table-cell>
          <table:table-cell table:style-name="ce6" table:number-columns-repeated="16"/>
          <table:table-cell office:value-type="string" calcext:value-type="string">
            <text:p>cracklib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rack.h</text:p>
          </table:table-cell>
          <table:table-cell table:number-columns-repeated="23"/>
          <table:table-cell table:style-name="ce6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tp.h</text:p>
          </table:table-cell>
          <table:table-cell table:number-columns-repeated="4"/>
          <table:table-cell table:style-name="Default"/>
          <table:table-cell table:number-columns-repeated="26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nvz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lf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byteorder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io_abi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hisi_qm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basic_file.h</text:p>
          </table:table-cell>
          <table:table-cell table:number-columns-repeated="19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gobject/</text:p>
          </table:table-cell>
          <table:table-cell table:number-columns-repeated="16"/>
          <table:table-cell office:value-type="string" calcext:value-type="string">
            <text:p>cracklib-dev</text:p>
          </table:table-cell>
          <table:table-cell table:style-name="Default"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acker.h</text:p>
          </table:table-cell>
          <table:table-cell table:style-name="Default" table:number-columns-repeated="4"/>
          <table:table-cell table:number-columns-repeated="19"/>
          <table:table-cell table:style-name="ce2" office:value-type="string" calcext:value-type="string">
            <text:p>|</text:p>
          </table:table-cell>
          <table:table-cell office:value-type="string" calcext:value-type="string">
            <text:p>gdk-pixbuf-2.0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et.h</text:p>
          </table:table-cell>
          <table:table-cell table:number-columns-repeated="4"/>
          <table:table-cell table:style-name="Default"/>
          <table:table-cell table:number-columns-repeated="26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rr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pol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byteorder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m437x-vpf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acce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c++allocator.h</text:p>
          </table:table-cell>
          <table:table-cell table:number-columns-repeated="38"/>
          <table:table-cell table:style-name="Default" table:number-columns-repeated="16"/>
          <table:table-cell table:number-columns-repeated="19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ameser_compat.h</text:p>
          </table:table-cell>
          <table:table-cell table:number-columns-repeated="4"/>
          <table:table-cell table:style-name="Default"/>
          <table:table-cell table:number-columns-repeated="26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rrno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rrno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rrno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m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xilinx_sdfec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c++config.h</text:p>
          </table:table-cell>
          <table:table-cell table:number-columns-repeated="38"/>
          <table:table-cell table:style-name="Default" table:number-columns-repeated="16"/>
          <table:table-cell table:number-columns-repeated="19"/>
          <table:table-cell table:style-name="ce2" office:value-type="string" calcext:value-type="string">
            <text:p>|</text:p>
          </table:table-cell>
          <table:table-cell office:value-type="string" calcext:value-type="string">
            <text:p>GL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ameser.h</text:p>
          </table:table-cell>
          <table:table-cell table:number-columns-repeated="4"/>
          <table:table-cell table:style-name="Default"/>
          <table:table-cell table:number-columns-repeated="26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rror.h</text:p>
          </table:table-cell>
          <table:table-cell table:style-name="ce6" table:number-columns-repeated="2"/>
          <table:table-cell table:number-columns-repeated="6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ventfd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cntl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android/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mtd/</text:p>
          </table:table-cell>
          <table:table-cell table:number-columns-repeated="31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c++io.h</text:p>
          </table:table-cell>
          <table:table-cell table:number-columns-repeated="38"/>
          <table:table-cell office:value-type="string" calcext:value-type="string">
            <text:p>libxcrypt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rypt.h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GLES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elnet.h</text:p>
          </table:table-cell>
          <table:table-cell table:number-columns-repeated="4"/>
          <table:table-cell table:style-name="Default"/>
          <table:table-cell table:number-columns-repeated="26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xecinfo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anotify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cntl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binderfs.h</text:p>
          </table:table-cell>
          <table:table-cell table:style-name="ce6"/>
          <table:table-cell table:number-columns-repeated="12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ftl-user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c++locale.h</text:p>
          </table:table-cell>
          <table:table-cell table:number-columns-repeated="38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office:value-type="string" calcext:value-type="string">
            <text:p>crypto/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GLES2/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ftp.h</text:p>
          </table:table-cell>
          <table:table-cell table:number-columns-repeated="4"/>
          <table:table-cell table:style-name="Default"/>
          <table:table-cell table:number-columns-repeated="26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cntl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cnt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hwcap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binder.h</text:p>
          </table:table-cell>
          <table:table-cell table:style-name="ce6"/>
          <table:table-cell table:number-columns-repeated="12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td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cpu_defines.h</text:p>
          </table:table-cell>
          <table:table-cell table:number-columns-repeated="38"/>
          <table:table-cell office:value-type="string" calcext:value-type="string">
            <text:p>cryptodev-linux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6"/>
          <table:table-cell table:style-name="ce4" office:value-type="string" calcext:value-type="string">
            <text:p>cryptodev.h</text:p>
          </table:table-cell>
          <table:table-cell table:number-columns-repeated="22"/>
          <table:table-cell table:style-name="ce2" office:value-type="string" calcext:value-type="string">
            <text:p>|</text:p>
          </table:table-cell>
          <table:table-cell office:value-type="string" calcext:value-type="string">
            <text:p>GLES3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assert.h</text:p>
          </table:table-cell>
          <table:table-cell table:style-name="ce6"/>
          <table:table-cell table:number-columns-repeated="4"/>
          <table:table-cell table:style-name="Default"/>
          <table:table-cell table:number-columns-repeated="26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eatures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il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hwcap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pm_bio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td-user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ctype_base.h</text:p>
          </table:table-cell>
          <table:table-cell table:number-columns-repeated="38"/>
          <table:table-cell table:style-name="ce6" table:number-columns-repeated="12"/>
          <table:table-cell table:number-columns-repeated="23"/>
          <table:table-cell table:style-name="ce6" table:number-columns-repeated="3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office:value-type="string" calcext:value-type="string">
            <text:p>bits/</text:p>
          </table:table-cell>
          <table:table-cell table:style-name="ce6"/>
          <table:table-cell table:number-columns-repeated="4"/>
          <table:table-cell table:style-name="Default"/>
          <table:table-cell table:number-columns-repeated="26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eatures-time64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suid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octl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rcfb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tl-user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ctype_inline.h</text:p>
          </table:table-cell>
          <table:table-cell table:number-columns-repeated="38"/>
          <table:table-cell table:style-name="ce6" table:number-columns-repeated="12"/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gobject-introspection-1.0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a.out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ruct_mutex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env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mon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octls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rm_sdei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bi-user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cxxabi_tweaks.h</text:p>
          </table:table-cell>
          <table:table-cell table:number-columns-repeated="48"/>
          <table:table-cell table:style-name="ce6" table:number-columns-repeated="2"/>
          <table:table-cell table:number-columns-repeated="23"/>
          <table:table-cell table:style-name="ce6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argp-ldbl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ruct_rwlock-32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office:value-type="string" calcext:value-type="string">
            <text:p>finclude/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mon_ou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octl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speed-lpc-ctr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rdma/</text:p>
          </table:table-cell>
          <table:table-cell table:number-columns-repeated="31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error_constants.h</text:p>
          </table:table-cell>
          <table:table-cell table:number-columns-repeated="38"/>
          <table:table-cell office:value-type="string" calcext:value-type="string">
            <text:p>ncurses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urses-32.h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harfbuzz/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atomic_wide_counter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ruct_rwlock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ath-vector-fortran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otify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pcbuf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speed-p2a-ctr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nxt_re-abi.h</text:p>
          </table:table-cell>
          <table:table-cell table:number-columns-repeated="4"/>
          <table:table-cell table:style-name="ce6" table:number-columns-repeated="2"/>
          <table:table-cell table:number-columns-repeated="24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extc++.h</text:p>
          </table:table-cell>
          <table:table-cell table:number-columns-repeated="38"/>
          <table:table-cell office:value-type="string" calcext:value-type="string">
            <text:p>ncurses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ursesapp.h</text:p>
          </table:table-cell>
          <table:table-cell table:number-columns-repeated="23"/>
          <table:table-cell table:style-name="ce6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byteswap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ruct_stat-32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mtmsg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oct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kvm_para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alk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xgb4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gthr-default.h</text:p>
          </table:table-cell>
          <table:table-cell table:number-columns-repeated="38"/>
          <table:table-cell office:value-type="string" calcext:value-type="string">
            <text:p>ncurses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ursesf.h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KHR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cmathcalls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ruct_stat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nmatch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c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kvm_para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api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fa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gthr.h</text:p>
          </table:table-cell>
          <table:table-cell table:number-columns-repeated="38"/>
          <table:table-cell office:value-type="string" calcext:value-type="string">
            <text:p>ncurses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urses.h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libdrm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confname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ruct_stat_time64_helper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pu_control-32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d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man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arp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hfi/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gthr-posix.h</text:p>
          </table:table-cell>
          <table:table-cell table:number-columns-repeated="38"/>
          <table:table-cell office:value-type="string" calcext:value-type="string">
            <text:p>ncurses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ursesm.h</text:p>
          </table:table-cell>
          <table:table-cell table:number-columns-repeated="17"/>
          <table:table-cell table:style-name="ce4" office:value-type="string" calcext:value-type="string">
            <text:p>libdrm-dev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ibsync.h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cpu-set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yscall-32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pu_control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log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man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br2684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hfi1_ioctl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gthr-single.h</text:p>
          </table:table-cell>
          <table:table-cell table:number-columns-repeated="38"/>
          <table:table-cell office:value-type="string" calcext:value-type="string">
            <text:p>ncurses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ursesp.h</text:p>
          </table:table-cell>
          <table:table-cell table:number-columns-repeated="23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dirent_ext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yscall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stab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man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sgbuf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clip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hfi1_user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messages_members.h</text:p>
          </table:table-cell>
          <table:table-cell table:number-columns-repeated="38"/>
          <table:table-cell office:value-type="string" calcext:value-type="string">
            <text:p>ncurses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ursesw.h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libevdev-1.0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dirent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yslog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ts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oun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aram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dev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ns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opt_random.h</text:p>
          </table:table-cell>
          <table:table-cell table:number-columns-repeated="38"/>
          <table:table-cell office:value-type="string" calcext:value-type="string">
            <text:p>ncurses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cursslk.h</text:p>
          </table:table-cell>
          <table:table-cell table:number-columns-repeated="23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dlfcn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yslog-ldbl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tw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sg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ara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_eni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b_user_ioctl_cmds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os_defines.h</text:p>
          </table:table-cell>
          <table:table-cell table:number-columns-repeated="38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ti.h</text:p>
          </table:table-cell>
          <table:table-cell table:style-name="ce6" table:number-columns-repeated="3"/>
          <table:table-cell table:number-columns-repeated="20"/>
          <table:table-cell table:style-name="ce2" office:value-type="string" calcext:value-type="string">
            <text:p>|</text:p>
          </table:table-cell>
          <table:table-cell office:value-type="string" calcext:value-type="string">
            <text:p>libfdisk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dl_find_object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yslog-path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gconv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tio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erf_regs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b_user_ioctl_verbs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stdc++.h</text:p>
          </table:table-cell>
          <table:table-cell table:number-columns-repeated="38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tip.h</text:p>
          </table:table-cell>
          <table:table-cell table:style-name="ce6" table:number-columns-repeated="3"/>
          <table:table-cell table:number-columns-repeated="20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dl_find_object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ysmacros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getopt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aram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erf_reg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_h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b_user_mad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stdtr1c++.h</text:p>
          </table:table-cell>
          <table:table-cell table:number-columns-repeated="38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orm.h</text:p>
          </table:table-cell>
          <table:table-cell table:style-name="ce6" table:number-columns-repeated="3"/>
          <table:table-cell table:number-columns-repeated="20"/>
          <table:table-cell table:style-name="ce2" office:value-type="string" calcext:value-type="string">
            <text:p>|</text:p>
          </table:table-cell>
          <table:table-cell office:value-type="string" calcext:value-type="string">
            <text:p>libkms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lfclass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-baud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glob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ci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oll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_idt77105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b_user_sa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4"/>
          <table:table-cell table:style-name="ce4" office:value-type="string" calcext:value-type="string">
            <text:p>time_members.h</text:p>
          </table:table-cell>
          <table:table-cell table:number-columns-repeated="38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menu.h</text:p>
          </table:table-cell>
          <table:table-cell table:style-name="ce6" table:number-columns-repeated="3"/>
          <table:table-cell table:number-columns-repeated="20"/>
          <table:table-cell table:style-name="ce2" office:value-type="string" calcext:value-type="string">
            <text:p>|</text:p>
          </table:table-cell>
          <table:table-cell office:value-type="string" calcext:value-type="string">
            <text:p>libmount/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ndian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-c_cc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office:value-type="string" calcext:value-type="string">
            <text:p>gnu/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ersonality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osix_types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ioc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b_user_verbs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office:value-type="string" calcext:value-type="string">
            <text:p>ext/</text:p>
          </table:table-cell>
          <table:table-cell table:number-columns-repeated="39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nc_tparm.h</text:p>
          </table:table-cell>
          <table:table-cell table:style-name="ce6" table:number-columns-repeated="3"/>
          <table:table-cell table:number-columns-repeated="20"/>
          <table:table-cell table:style-name="ce2" office:value-type="string" calcext:value-type="string">
            <text:p>|</text:p>
          </table:table-cell>
          <table:table-cell office:value-type="string" calcext:value-type="string">
            <text:p>libpng16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ndian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-c_cflag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c-version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ol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osix_type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lec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rdma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/>
          <table:table-cell table:style-name="ce4" office:value-type="string" calcext:value-type="string">
            <text:p>opt_random.h</text:p>
          </table:table-cell>
          <table:table-cell table:number-columns-repeated="38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ncurses_dll.h</text:p>
          </table:table-cell>
          <table:table-cell table:style-name="ce6" table:number-columns-repeated="3"/>
          <table:table-cell table:number-columns-repeated="20"/>
          <table:table-cell table:style-name="ce2" office:value-type="string" calcext:value-type="string">
            <text:p>|</text:p>
          </table:table-cell>
          <table:table-cell office:value-type="string" calcext:value-type="string">
            <text:p>libsmartcols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ndianness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-c_iflag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-names-32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rct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trace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mpc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lx4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ray</text:p>
          </table:table-cell>
          <table:table-cell table:number-columns-repeated="40"/>
          <table:table-cell table:style-name="Default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ncurses.h -&gt; curses.h</text:p>
          </table:table-cell>
          <table:table-cell table:style-name="Default" table:number-columns-repeated="4"/>
          <table:table-cell table:number-columns-repeated="19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ndianness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-c_lflag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-names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rocfs-32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trace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_nicstar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lx5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tomic</text:p>
          </table:table-cell>
          <table:table-cell table:number-columns-repeated="40"/>
          <table:table-cell table:style-name="Default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anel.h</text:p>
          </table:table-cell>
          <table:table-cell table:style-name="Default" table:number-columns-repeated="4"/>
          <table:table-cell table:number-columns-repeated="13"/>
          <table:table-cell table:style-name="ce4" office:value-type="string" calcext:value-type="string">
            <text:p>systemd-dev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ibudev.h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nvironments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-c_oflag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-names-hard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rocf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resource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ppp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lx5_user_ioctl_cmds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ackward/</text:p>
          </table:table-cell>
          <table:table-cell table:number-columns-repeated="40"/>
          <table:table-cell table:style-name="Default" table:number-columns-repeated="16"/>
          <table:table-cell table:number-columns-repeated="19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poll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tubs-32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rofi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mbuf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sap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lx5_user_ioctl_verbs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uto_ptr.h</text:p>
          </table:table-cell>
          <table:table-cell table:number-columns-repeated="39"/>
          <table:table-cell table:style-name="Default" table:number-columns-repeated="16"/>
          <table:table-cell table:number-columns-repeated="19"/>
          <table:table-cell table:style-name="ce2" office:value-type="string" calcext:value-type="string">
            <text:p>|</text:p>
          </table:table-cell>
          <table:table-cell office:value-type="string" calcext:value-type="string">
            <text:p>libxml2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rr-ldbl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-misc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tubs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sx_syscal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tup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svc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thca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backward_warning.h</text:p>
          </table:table-cell>
          <table:table-cell table:number-columns-repeated="39"/>
          <table:table-cell table:style-name="Default" table:number-columns-repeated="16"/>
          <table:table-cell table:number-columns-repeated="19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rrno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-struct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tubs-hard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trace-32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tup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_tcp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ocrdma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binders.h</text:p>
          </table:table-cell>
          <table:table-cell table:number-columns-repeated="39"/>
          <table:table-cell table:style-name="Default" table:number-columns-repeated="16"/>
          <table:table-cell table:number-columns-repeated="19"/>
          <table:table-cell table:style-name="ce2" office:value-type="string" calcext:value-type="string">
            <text:p>|</text:p>
          </table:table-cell>
          <table:table-cell office:value-type="string" calcext:value-type="string">
            <text:p>lzma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rror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-tcflow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gnu-versions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trac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hmbuf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m_zatm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qedr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hash_fun.h</text:p>
          </table:table-cell>
          <table:table-cell table:number-columns-repeated="39"/>
          <table:table-cell table:style-name="Default" table:number-columns-repeated="16"/>
          <table:table-cell table:number-columns-repeated="1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zma.h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rror-ldbl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hread-shared-types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grp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queu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context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udi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dma_netlink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hash_map</text:p>
          </table:table-cell>
          <table:table-cell table:number-columns-repeated="39"/>
          <table:table-cell table:style-name="Default" table:number-columns-repeated="16"/>
          <table:table-cell table:number-columns-repeated="19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ventfd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ime64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gshadow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quota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context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uto_dev-ioct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dma_user_cm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hash_set</text:p>
          </table:table-cell>
          <table:table-cell table:number-columns-repeated="39"/>
          <table:table-cell table:style-name="Default" table:number-columns-repeated="16"/>
          <table:table-cell table:number-columns-repeated="19"/>
          <table:table-cell table:style-name="ce2" office:value-type="string" calcext:value-type="string">
            <text:p>|</text:p>
          </table:table-cell>
          <table:table-cell office:value-type="string" calcext:value-type="string">
            <text:p>omap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cntl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ime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iconv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andom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info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uto_fs4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dma_user_ioctl_cmds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hashtable.h</text:p>
          </table:table-cell>
          <table:table-cell table:number-columns-repeated="39"/>
          <table:table-cell table:style-name="Default" table:number-columns-repeated="16"/>
          <table:table-cell table:number-columns-repeated="19"/>
          <table:table-cell table:style-name="ce2" office:value-type="string" calcext:value-type="string">
            <text:p>|</text:p>
          </table:table-cell>
          <table:table-cell office:value-type="string" calcext:value-type="string">
            <text:p>openssl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cntl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imerfd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ieee754-32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aw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info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uto_f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dma_user_ioctl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rstream</text:p>
          </table:table-cell>
          <table:table-cell table:number-columns-repeated="39"/>
          <table:table-cell office:value-type="string" calcext:value-type="string">
            <text:p>gdbm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dbm.h</text:p>
          </table:table-cell>
          <table:table-cell/>
          <table:table-cell table:style-name="ce6" table:number-columns-repeated="2"/>
          <table:table-cell table:number-columns-repeated="20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cntl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imesize-32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ieee754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eboo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nal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uxvec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dma_user_rxe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barrier</text:p>
          </table:table-cell>
          <table:table-cell table:number-columns-repeated="40"/>
          <table:table-cell office:value-type="string" calcext:value-type="string">
            <text:p>gdbm-dev</text:p>
          </table:table-cell>
          <table:table-cell table:style-name="ce6" table:number-columns-repeated="9"/>
          <table:table-cell table:style-name="ce2" office:value-type="string" calcext:value-type="string">
            <text:p>|</text:p>
          </table:table-cell>
          <table:table-cell office:value-type="string" calcext:value-type="string">
            <text:p>gdbm/</text:p>
          </table:table-cell>
          <table:table-cell table:style-name="ce6"/>
          <table:table-cell table:number-columns-repeated="22"/>
          <table:table-cell table:style-name="ce2" office:value-type="string" calcext:value-type="string">
            <text:p>|</text:p>
          </table:table-cell>
          <table:table-cell office:value-type="string" calcext:value-type="string">
            <text:p>pango-1.0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cntl-linux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imesize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ifaddrs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esourc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nal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x25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vt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bit</text:p>
          </table:table-cell>
          <table:table-cell table:number-columns-repeated="40"/>
          <table:table-cell office:value-type="string" calcext:value-type="string">
            <text:p>gdbm-dev</text:p>
          </table:table-cell>
          <table:table-cell table:style-name="ce6" table:number-columns-repeated="9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gdbm.h -&gt; ../gdbm.h</text:p>
          </table:table-cell>
          <table:table-cell table:style-name="ce6"/>
          <table:table-cell table:number-columns-repeated="15"/>
          <table:table-cell table:style-name="Default" table:number-columns-repeated="8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env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imex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inttypes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seq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ocket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atadv_packe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iw-abi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its/</text:p>
          </table:table-cell>
          <table:table-cell table:number-columns-repeated="40"/>
          <table:table-cell office:value-type="string" calcext:value-type="string">
            <text:p>gdbm-dev</text:p>
          </table:table-cell>
          <table:table-cell table:style-name="ce6" table:number-columns-repeated="9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ndbm.h -&gt; ../ndbm.h</text:p>
          </table:table-cell>
          <table:table-cell table:style-name="ce6"/>
          <table:table-cell table:number-columns-repeated="15"/>
          <table:table-cell table:style-name="Default" table:number-columns-repeated="6"/>
          <table:table-cell table:style-name="ce2" office:value-type="string" calcext:value-type="string">
            <text:p>|</text:p>
          </table:table-cell>
          <table:table-cell office:value-type="string" calcext:value-type="string">
            <text:p>pixman-1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env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/>
          <table:table-cell table:style-name="ce7" office:value-type="string" calcext:value-type="string">
            <text:p>types/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anginfo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lec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ockio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atman_adv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mw_pvrdma-abi.h</text:p>
          </table:table-cell>
          <table:table-cell table:number-columns-repeated="15"/>
          <table:table-cell table:style-name="ce6" table:number-columns-repeated="2"/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lgorithmfwd.h</text:p>
          </table:table-cell>
          <table:table-cell table:number-columns-repeated="39"/>
          <table:table-cell office:value-type="string" calcext:value-type="string">
            <text:p>gdbm-dev</text:p>
          </table:table-cell>
          <table:table-cell table:style-name="Default"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gdbm.h</text:p>
          </table:table-cell>
          <table:table-cell table:style-name="Default"/>
          <table:table-cell table:style-name="ce6"/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loatn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clockid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astlog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m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aycom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scsi/</text:p>
          </table:table-cell>
          <table:table-cell table:number-columns-repeated="31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lign.h</text:p>
          </table:table-cell>
          <table:table-cell table:number-columns-repeated="39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ndbm.h</text:p>
          </table:table-cell>
          <table:table-cell table:style-name="ce6" table:number-columns-repeated="2"/>
          <table:table-cell table:number-columns-repeated="21"/>
          <table:table-cell table:style-name="ce2" office:value-type="string" calcext:value-type="string">
            <text:p>|</text:p>
          </table:table-cell>
          <table:table-cell office:value-type="string" calcext:value-type="string">
            <text:p>python3.10/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loatn-common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clock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ibgen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ndfil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fs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cm933xx_hc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xlflash_ioctl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llocated_ptr.h</text:p>
          </table:table-cell>
          <table:table-cell table:number-columns-repeated="39"/>
          <table:table-cell table:style-name="Default" table:number-columns-repeated="15"/>
          <table:table-cell table:number-columns-repeated="20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loatn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cookie_io_functions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ibintl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hm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f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fs_f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fc/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llocator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office:value-type="string" calcext:value-type="string">
            <text:p>dbus-1.0/</text:p>
          </table:table-cell>
          <table:table-cell table:number-columns-repeated="23"/>
          <table:table-cell table:style-name="ce2" office:value-type="string" calcext:value-type="string">
            <text:p>|</text:p>
          </table:table-cell>
          <table:table-cell office:value-type="string" calcext:value-type="string">
            <text:p>readline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lt-eval-method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error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imits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ignalfd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infmt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c_els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lloc_traits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6"/>
          <table:table-cell table:style-name="ce7" office:value-type="string" calcext:value-type="string">
            <text:p>dbus/</text:p>
          </table:table-cell>
          <table:table-cell table:style-name="ce6"/>
          <table:table-cell table:number-columns-repeated="9"/>
          <table:table-cell table:style-name="Default"/>
          <table:table-cell table:number-columns-repeated="11"/>
          <table:table-cell table:style-name="ce2" office:value-type="string" calcext:value-type="string">
            <text:p>|</text:p>
          </table:table-cell>
          <table:table-cell office:value-type="string" calcext:value-type="string">
            <text:p>rpcsvc/</text:p>
          </table:table-cell>
          <table:table-cell table:style-name="Default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p-fast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__FIL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ink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igna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wab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lkpg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c_fs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tomic_base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8" office:value-type="string" calcext:value-type="string">
            <text:p>dbus-address.h</text:p>
          </table:table-cell>
          <table:table-cell table:number-columns-repeated="21"/>
          <table:table-cell table:style-name="ce6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p-fast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FIL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ocale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ingle_threaded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wab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lktrace_api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c_gs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tomic_futex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8" office:value-type="string" calcext:value-type="string">
            <text:p>dbus-bus.h</text:p>
          </table:table-cell>
          <table:table-cell table:number-columns-repeated="21"/>
          <table:table-cell table:style-name="ce2" office:value-type="string" calcext:value-type="string">
            <text:p>|</text:p>
          </table:table-cell>
          <table:table-cell office:value-type="string" calcext:value-type="string">
            <text:p>security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p-logb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__fpos64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malloc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ocke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bit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lkzoned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c_ns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tomic_lockfree_defines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8" office:value-type="string" calcext:value-type="string">
            <text:p>dbus-connection.h</text:p>
          </table:table-cell>
          <table:table-cell table:number-columns-repeated="21"/>
          <table:table-cell table:style-name="ce2" office:value-type="string" calcext:value-type="string">
            <text:p>|</text:p>
          </table:table-cell>
          <table:table-cell office:value-type="string" calcext:value-type="string">
            <text:p>shadow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getopt_core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__fpos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math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ocketvar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pf_common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csi_bsg_fc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tomic_timed_wait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errors.h</text:p>
          </table:table-cell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getopt_ext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__locale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mcheck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oundcard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ypes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pf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csi_bsg_ufs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tomic_wait.h</text:p>
          </table:table-cell>
          <table:table-cell table:number-columns-repeated="39"/>
          <table:table-cell office:value-type="string" calcext:value-type="string">
            <text:p>dbus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.h</text:p>
          </table:table-cell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getopt_posix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locale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memory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tatf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ype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pfilter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csi_netlink_fc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basic_ios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macros.h</text:p>
          </table:table-cell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hwcap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__mbstate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mntent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ta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nistd-32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pf_perf_even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csi_netlink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basic_ios.tcc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memory.h</text:p>
          </table:table-cell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hwcap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mbstate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monetary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tatvf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nistd-eabi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pqether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sound/</text:p>
          </table:table-cell>
          <table:table-cell table:style-name="ce6"/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basic_string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message.h</text:p>
          </table:table-cell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ndirect-return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res_stat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mqueue.h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wap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nistd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sg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sequencer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basic_string.tcc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misc.h</text:p>
          </table:table-cell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n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ig_atomic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net/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yscal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nistd-oabi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t-bmc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soc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boost_concept_check.h</text:p>
          </table:table-cell>
          <table:table-cell table:number-columns-repeated="21"/>
          <table:table-cell table:style-name="Default" table:number-columns-repeated="8"/>
          <table:table-cell table:number-columns-repeated="20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pending-call.h</text:p>
          </table:table-cell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nitspin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igevent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thernet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ysinfo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asm-generic/</text:p>
          </table:table-cell>
          <table:table-cell table:style-name="ce6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tf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sound_fm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++0x_warning.h</text:p>
          </table:table-cell>
          <table:table-cell table:number-columns-repeated="21"/>
          <table:table-cell table:style-name="Default" table:number-columns-repeated="8"/>
          <table:table-cell table:number-columns-repeated="20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protocol.h</text:p>
          </table:table-cell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notify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iginfo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arp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yslog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auxvec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trf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sound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harconv.h</text:p>
          </table:table-cell>
          <table:table-cell table:number-columns-repeated="21"/>
          <table:table-cell table:style-name="Default" table:number-columns-repeated="8"/>
          <table:table-cell table:number-columns-repeated="20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server.h</text:p>
          </table:table-cell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octls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__sigset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ysmacro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bitsperlong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btrfs_tre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ompress_offload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har_traits.h</text:p>
          </table:table-cell>
          <table:table-cell table:number-columns-repeated="21"/>
          <table:table-cell table:style-name="Default" table:number-columns-repeated="8"/>
          <table:table-cell table:number-columns-repeated="20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shared.h</text:p>
          </table:table-cell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octl-types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igset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packet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ermio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bpf_perf_event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byteorder/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ompress_params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odecvt.h</text:p>
          </table:table-cell>
          <table:table-cell table:number-columns-repeated="21"/>
          <table:table-cell table:style-name="Default" table:number-columns-repeated="8"/>
          <table:table-cell table:number-columns-repeated="20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signature.h</text:p>
          </table:table-cell>
          <table:table-cell table:style-name="ce6"/>
          <table:table-cell table:number-columns-repeated="20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pc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__sigval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ppp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meb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rrno-base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big_endian.h</text:p>
          </table:table-cell>
          <table:table-cell table:style-name="ce6"/>
          <table:table-cell table:number-columns-repeated="12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mu10k1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oncept_check.h</text:p>
          </table:table-cell>
          <table:table-cell table:number-columns-repeated="21"/>
          <table:table-cell table:style-name="Default" table:number-columns-repeated="8"/>
          <table:table-cell table:number-columns-repeated="20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syntax.h</text:p>
          </table:table-cell>
          <table:table-cell table:style-name="ce6"/>
          <table:table-cell table:number-columns-repeated="14"/>
          <table:table-cell table:style-name="Default" table:number-columns-repeated="8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pc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igval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shaper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m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rrno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little_endian.h</text:p>
          </table:table-cell>
          <table:table-cell table:style-name="ce6"/>
          <table:table-cell table:number-columns-repeated="12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irewire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pp_type_traits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threads.h</text:p>
          </table:table-cell>
          <table:table-cell table:style-name="ce6"/>
          <table:table-cell table:number-columns-repeated="14"/>
          <table:table-cell table:style-name="Default" table:number-columns-repeated="8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pc-perm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ack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slip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merfd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fcntl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caif/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dsp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xxabi_forced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bus-types.h</text:p>
          </table:table-cell>
          <table:table-cell table:style-name="ce6"/>
          <table:table-cell table:number-columns-repeated="14"/>
          <table:table-cell table:style-name="Default" table:number-columns-repeated="8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pctypes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FIL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pp-comp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me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hugetlb_encode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caif_socket.h</text:p>
          </table:table-cell>
          <table:table-cell table:number-columns-repeated="13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dspm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xxabi_init_exception.h</text:p>
          </table:table-cell>
          <table:table-cell table:number-columns-repeated="39"/>
          <table:table-cell table:style-name="ce6" table:number-columns-repeated="15"/>
          <table:table-cell table:number-columns-repeated="14"/>
          <table:table-cell table:style-name="Default" table:number-columns-repeated="8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scanonical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iovec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pp_defs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mex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nt-l64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if_caif.h</text:p>
          </table:table-cell>
          <table:table-cell table:number-columns-repeated="13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b16_csp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deque.tcc</text:p>
          </table:table-cell>
          <table:table-cell table:number-columns-repeated="39"/>
          <table:table-cell table:style-name="ce6" office:value-type="string" calcext:value-type="string">
            <text:p>expat-dev</text:p>
          </table:table-cell>
          <table:table-cell table:style-name="ce6"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xpat_config.h</text:p>
          </table:table-cell>
          <table:table-cell table:style-name="ce6" table:number-columns-repeated="3"/>
          <table:table-cell table:number-columns-repeated="14"/>
          <table:table-cell table:style-name="Default" table:number-columns-repeated="8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libc-header-start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itimerspec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oute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tychar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nt-ll64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can/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fnt_info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enable_special_members.h</text:p>
          </table:table-cell>
          <table:table-cell table:number-columns-repeated="39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xpat_external.h</text:p>
          </table:table-cell>
          <table:table-cell table:style-name="ce6" table:number-columns-repeated="3"/>
          <table:table-cell table:number-columns-repeated="14"/>
          <table:table-cell table:style-name="Default" table:number-columns-repeated="8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libm-simd-decl-stubs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__jmp_buf_tag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netash/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tydefault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octl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bcm.h</text:p>
          </table:table-cell>
          <table:table-cell table:number-columns-repeated="13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kl-tplg-interface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erase_if.h</text:p>
          </table:table-cell>
          <table:table-cell table:number-columns-repeated="39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expat.h</text:p>
          </table:table-cell>
          <table:table-cell table:style-name="ce6" table:number-columns-repeated="3"/>
          <table:table-cell table:number-columns-repeated="20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link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msqid64_d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sh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ype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octl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error.h</text:p>
          </table:table-cell>
          <table:table-cell table:number-columns-repeated="13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nd_ar_tokens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exception_defines.h</text:p>
          </table:table-cell>
          <table:table-cell table:number-columns-repeated="39"/>
          <table:table-cell table:style-name="ce6" table:number-columns-repeated="15"/>
          <table:table-cell table:number-columns-repeated="20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 table:style-name="ce3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link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msqid64_ds_helper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netatalk/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context-32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pcbuf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gw.h</text:p>
          </table:table-cell>
          <table:table-cell table:number-columns-repeated="13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nd_sst_tokens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exception.h</text:p>
          </table:table-cell>
          <table:table-cell table:number-columns-repeated="39"/>
          <table:table-cell table:style-name="ce6" office:value-type="string" calcext:value-type="string">
            <text:p>libffi-dev</text:p>
          </table:table-cell>
          <table:table-cell table:style-name="ce6"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fi-32.h</text:p>
          </table:table-cell>
          <table:table-cell table:style-name="ce6" table:number-columns-repeated="2"/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 table:style-name="ce3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link_lavcurrent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msqid_d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t.h</text:p>
          </table:table-cell>
          <table:table-cell table:number-columns-repeated="7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contex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kvm_para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isotp.h</text:p>
          </table:table-cell>
          <table:table-cell table:number-columns-repeated="13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sof/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exception_ptr.h</text:p>
          </table:table-cell>
          <table:table-cell table:number-columns-repeated="39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fi.h</text:p>
          </table:table-cell>
          <table:table-cell table:style-name="ce6" table:number-columns-repeated="2"/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 table:style-name="ce3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locale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osockaddr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netax25/</text:p>
          </table:table-cell>
          <table:table-cell table:number-columns-repeated="8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io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man-common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j1939.h</text:p>
          </table:table-cell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abi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forward_list.h</text:p>
          </table:table-cell>
          <table:table-cell table:number-columns-repeated="39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fitarget-32.h</text:p>
          </table:table-cell>
          <table:table-cell table:style-name="ce6" table:number-columns-repeated="2"/>
          <table:table-cell table:number-columns-repeated="21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 table:style-name="ce3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local_lim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rusag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ax25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n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man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netlink.h</text:p>
          </table:table-cell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fw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forward_list.tcc</text:p>
          </table:table-cell>
          <table:table-cell table:number-columns-repeated="39"/>
          <table:table-cell table:style-name="ce6" table:number-columns-repeated="10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fitarget.h</text:p>
          </table:table-cell>
          <table:table-cell table:style-name="ce6" table:number-columns-repeated="2"/>
          <table:table-cell table:number-columns-repeated="21"/>
          <table:table-cell table:style-name="ce6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local_lim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sched_param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netdb.h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nistd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sgbuf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raw.h</text:p>
          </table:table-cell>
          <table:table-cell table:number-columns-repeated="1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header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fs_dir.h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long-double-32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semid64_d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neteconet/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ser-32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ara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vxcan.h</text:p>
          </table:table-cell>
          <table:table-cell table:number-columns-repeated="1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okens.h</text:p>
          </table:table-cell>
          <table:table-cell table:number-columns-repeated="29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fs_fwd.h</text:p>
          </table:table-cell>
          <table:table-cell table:number-columns-repeated="39"/>
          <table:table-cell office:value-type="string" calcext:value-type="string">
            <text:p>flex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FlexLexer.h</text:p>
          </table:table-cell>
          <table:table-cell table:style-name="ce6"/>
          <table:table-cell table:number-columns-repeated="22"/>
          <table:table-cell table:style-name="Default" table:number-columns-repeated="2"/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long-double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semid64_ds_helper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c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ser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oll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an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lv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fs_ops.h</text:p>
          </table:table-cell>
          <table:table-cell table:number-columns-repeated="49"/>
          <table:table-cell table:style-name="ce6" table:number-columns-repeated="3"/>
          <table:table-cell table:number-columns-repeated="14"/>
          <table:table-cell table:style-name="Default" table:number-columns-repeated="10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athcalls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semid_d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netinet/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tsnam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osix_type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apability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sb_stream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fs_path.h</text:p>
          </table:table-cell>
          <table:table-cell table:number-columns-repeated="39"/>
          <table:table-cell office:value-type="string" calcext:value-type="string">
            <text:p>libgbm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gbm.h</text:p>
          </table:table-cell>
          <table:table-cell table:style-name="ce6"/>
          <table:table-cell table:number-columns-repeated="14"/>
          <table:table-cell table:style-name="Default" table:number-columns-repeated="10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athcalls-helper-functions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shmid64_d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ther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f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resource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api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video/</text:p>
          </table:table-cell>
          <table:table-cell table:number-columns-repeated="31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fstream.tcc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Default" table:number-columns-repeated="2"/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athcalls-narrow.h</text:p>
          </table:table-cell>
          <table:table-cell table:number-columns-repeated="4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shmid64_ds_helper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cmp6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limi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mbuf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ciss_def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did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functexcept.h</text:p>
          </table:table-cell>
          <table:table-cell table:number-columns-repeated="39"/>
          <table:table-cell office:value-type="string" calcext:value-type="string">
            <text:p>libjpeg-turbo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jconfig.h</text:p>
          </table:table-cell>
          <table:table-cell table:style-name="ce6"/>
          <table:table-cell table:number-columns-repeated="22"/>
          <table:table-cell table:style-name="Default" table:number-columns-repeated="2"/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athdef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shmid_d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ether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tup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ciss_ioct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isfb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functional_hash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jerror.h</text:p>
          </table:table-cell>
          <table:table-cell table:style-name="ce6"/>
          <table:table-cell table:number-columns-repeated="22"/>
          <table:table-cell table:style-name="ce6" table:number-columns-repeated="3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ath-vector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sigstack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fddi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wai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hmbuf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c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vesafb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gslice_array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jmorecfg.h</text:p>
          </table:table-cell>
          <table:table-cell table:style-name="ce6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qlite3ext.h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man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statx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tr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xattr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info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drom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xen/</text:p>
          </table:table-cell>
          <table:table-cell table:number-columns-repeated="31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gslice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jpeglib.h</text:p>
          </table:table-cell>
          <table:table-cell table:style-name="ce6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qlite3.h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man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statx_timestamp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gmp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yscall.h</text:p>
          </table:table-cell>
          <table:table-cell table:style-name="ce4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nal-def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ec-func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vtchn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hash_bytes.h</text:p>
          </table:table-cell>
          <table:table-cell table:number-columns-repeated="49"/>
          <table:table-cell table:style-name="Default" table:number-columns-repeated="2"/>
          <table:table-cell table:style-name="ce6"/>
          <table:table-cell table:number-columns-repeated="22"/>
          <table:table-cell table:style-name="ce2" office:value-type="string" calcext:value-type="string">
            <text:p>|</text:p>
          </table:table-cell>
          <table:table-cell office:value-type="string" calcext:value-type="string">
            <text:p>systemd/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man-linux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timeb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ysexits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nal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ec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ntalloc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hashtable.h</text:p>
          </table:table-cell>
          <table:table-cell table:number-columns-repeated="39"/>
          <table:table-cell office:value-type="string" calcext:value-type="string">
            <text:p>libinput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ibinput.h</text:p>
          </table:table-cell>
          <table:table-cell table:style-name="ce6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ermcap.h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man-map-flags-generic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timespec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_systm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yslog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ocket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fm_bridge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ntdev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hashtable_policy.h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erm_entry.h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man-shared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timeval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6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ar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ockio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groupstats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rivcmd.h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indirect_array.h</text:p>
          </table:table-cell>
          <table:table-cell table:number-columns-repeated="39"/>
          <table:table-cell office:value-type="string" calcext:value-type="string">
            <text:p>kmod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libkmod.h</text:p>
          </table:table-cell>
          <table:table-cell table:style-name="ce6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erm.h</text:p>
          </table:table-cell>
          <table:table-cell table:number-columns-repeated="25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onetary-ldbl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struct_tm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ermio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f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hio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invoke.h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ic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queue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timer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_icmp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ermios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cifs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ios_base.h</text:p>
          </table:table-cell>
          <table:table-cell table:number-columns-repeated="39"/>
          <table:table-cell office:value-type="string" calcext:value-type="string">
            <text:p>mtdev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mtdev.h</text:p>
          </table:table-cell>
          <table:table-cell table:style-name="ce6"/>
          <table:table-cell table:number-columns-repeated="22"/>
          <table:table-cell table:style-name="ce2" office:value-type="string" calcext:value-type="string">
            <text:p>|</text:p>
          </table:table-cell>
          <table:table-cell office:value-type="string" calcext:value-type="string">
            <text:p>tirpc/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queue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time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cp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gmath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wab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cifs_mount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istream.tcc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mtdev-mapping.h</text:p>
          </table:table-cell>
          <table:table-cell table:style-name="ce6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urbojpeg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sq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wint_t.h</text:p>
          </table:table-cell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dp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hread_db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bit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cifs_netlink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iterator_concepts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mtdev-plumbing.h</text:p>
          </table:table-cell>
          <table:table-cell table:style-name="ce6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unctrl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sq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ypes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office:value-type="string" calcext:value-type="string">
            <text:p>netipx/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hreads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rmio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lose_rang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list.tcc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ce2" office:value-type="string" calcext:value-type="string">
            <text:p>|</text:p>
          </table:table-cell>
          <table:table-cell office:value-type="string" calcext:value-type="string">
            <text:p>unicode/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netdb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ypesizes-32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x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ime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ypes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m4000_c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locale_classes.h</text:p>
          </table:table-cell>
          <table:table-cell table:number-columns-repeated="39"/>
          <table:table-cell office:value-type="string" calcext:value-type="string">
            <text:p>libpcre-dev</text:p>
          </table:table-cell>
          <table:table-cell table:number-columns-repeated="3"/>
          <table:table-cell table:style-name="Default"/>
          <table:table-cell table:number-columns-repeated="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crecpparg.h</text:p>
          </table:table-cell>
          <table:table-cell table:style-name="ce6"/>
          <table:table-cell table:number-columns-repeated="22"/>
          <table:table-cell table:style-name="ce2" office:value-type="string" calcext:value-type="string">
            <text:p>|</text:p>
          </table:table-cell>
          <table:table-cell office:value-type="string" calcext:value-type="string">
            <text:p>uuid/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aram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ypesizes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office:value-type="string" calcext:value-type="string">
            <text:p>netiucv/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ttyent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context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n_pro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locale_classes.tcc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crecpp.h</text:p>
          </table:table-cell>
          <table:table-cell table:style-name="ce6"/>
          <table:table-cell table:number-columns-repeated="22"/>
          <table:table-cell table:style-name="ce6" table:number-columns-repeated="3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oll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intn-identity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ucv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uchar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nistd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oda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locale_conv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cre.h</text:p>
          </table:table-cell>
          <table:table-cell table:style-name="ce6" table:number-columns-repeated="2"/>
          <table:table-cell table:number-columns-repeated="21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client-core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oll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io-ext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office:value-type="string" calcext:value-type="string">
            <text:p>netpacket/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ucontext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office:value-type="string" calcext:value-type="string">
            <text:p>drm/</text:p>
          </table:table-cell>
          <table:table-cell table:style-name="ce6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off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locale_facets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creposix.h</text:p>
          </table:table-cell>
          <table:table-cell table:style-name="ce6" table:number-columns-repeated="2"/>
          <table:table-cell table:number-columns-repeated="21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client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osix1_lim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io_lim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acket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ulimit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amdgpu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onnecto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locale_facets_nonio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cre_scanner.h</text:p>
          </table:table-cell>
          <table:table-cell table:style-name="ce6" table:number-columns-repeated="2"/>
          <table:table-cell table:number-columns-repeated="21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client-protocol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osix2_lim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nistd_ext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office:value-type="string" calcext:value-type="string">
            <text:p>netrom/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unistd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armada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ons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locale_facets_nonio.tcc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cre_stringpiece.h</text:p>
          </table:table-cell>
          <table:table-cell table:style-name="ce6" table:number-columns-repeated="2"/>
          <table:table-cell table:number-columns-repeated="21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cursor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osix_opt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nistd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rom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utime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drm_fourcc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oresight-stm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locale_facets.tcc</text:p>
          </table:table-cell>
          <table:table-cell table:number-columns-repeated="49"/>
          <table:table-cell table:style-name="ce6" table:number-columns-repeated="4"/>
          <table:table-cell table:number-columns-repeated="21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egl-backend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rintf-ldbl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tmp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office:value-type="string" calcext:value-type="string">
            <text:p>netrose/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utmp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ounte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localefwd.h</text:p>
          </table:table-cell>
          <table:table-cell table:number-columns-repeated="39"/>
          <table:table-cell office:value-type="string" calcext:value-type="string">
            <text:p>libpng-dev</text:p>
          </table:table-cell>
          <table:table-cell table:number-columns-repeated="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ngconf.h -&gt; libpng16/pngconf.h</text:p>
          </table:table-cell>
          <table:table-cell table:style-name="ce6" table:number-columns-repeated="2"/>
          <table:table-cell table:number-columns-repeated="21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egl-core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rocfs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tmpx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ose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utmpx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drm_mode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ramfs_f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mask_array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ng.h -&gt; libpng16/png.h</text:p>
          </table:table-cell>
          <table:table-cell table:style-name="ce6" table:number-columns-repeated="2"/>
          <table:table-cell table:number-columns-repeated="21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egl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rocfs-extra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utsname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office:value-type="string" calcext:value-type="string">
            <text:p>nfs/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values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drm_sarea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ryptouse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max_size_type.h</text:p>
          </table:table-cell>
          <table:table-cell table:number-columns-repeated="49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nglibconf.h -&gt; libpng16/pnglibconf.h</text:p>
          </table:table-cell>
          <table:table-cell table:style-name="ce6" table:number-columns-repeated="2"/>
          <table:table-cell table:number-columns-repeated="21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server-core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rocfs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waitflags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s.h</text:p>
          </table:table-cell>
          <table:table-cell table:style-name="ce4" table:number-columns-repeated="5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it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tnaviv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uda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memoryfwd.h</text:p>
          </table:table-cell>
          <table:table-cell table:number-columns-repeated="49"/>
          <table:table-cell table:style-name="ce6" table:number-columns-repeated="4"/>
          <table:table-cell table:number-columns-repeated="21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server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rocfs-id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waitstatus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nl_types.h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char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exynos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xl_mem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move.h</text:p>
          </table:table-cell>
          <table:table-cell table:number-columns-repeated="39"/>
          <table:table-cell office:value-type="string" calcext:value-type="string">
            <text:p>libseccomp-dev</text:p>
          </table:table-cell>
          <table:table-cell table:style-name="Default" table:number-columns-repeated="4"/>
          <table:table-cell table:number-columns-repeated="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eccomp.h</text:p>
          </table:table-cell>
          <table:table-cell table:style-name="Default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server-protocol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rocfs-id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wchar2-decl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nss.h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ctype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810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ycx_cfm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nested_exception.h</text:p>
          </table:table-cell>
          <table:table-cell table:number-columns-repeated="39"/>
          <table:table-cell table:style-name="ce1"/>
          <table:table-cell table:style-name="Default"/>
          <table:table-cell table:number-columns-repeated="8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eccomp-syscalls.h</text:p>
          </table:table-cell>
          <table:table-cell table:style-name="Default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util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rocfs-prregset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wchar2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obstack.h</text:p>
          </table:table-cell>
          <table:table-cell table:style-name="ce4" table:number-columns-repeated="6"/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ordexp.h</text:p>
          </table:table-cell>
          <table:table-cell table:number-columns-repeated="2"/>
          <table:table-cell table:style-name="Default" table:number-columns-repeated="2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i915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cbn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node_handle.h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wayland-version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thread_stack_min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wchar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aths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lima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cc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ostream_insert.h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ce6" table:number-columns-repeated="3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thread_stack_min-dynamic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wchar-ldbl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oll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ga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evlin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ostream.tcc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xf86drm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thread_stack_min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wctype-wchar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rintf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msm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lmconstant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parse_numbers.h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xf86drmMode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threadtypes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wordsize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roc_service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nouveau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lm_devic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postypes.h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ce2" office:value-type="string" calcext:value-type="string">
            <text:p>|</text:p>
          </table:table-cell>
          <table:table-cell office:value-type="string" calcext:value-type="string">
            <text:p>xkbcommon/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threadtypes-arch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xopen_lim.h</text:p>
          </table:table-cell>
          <table:table-cell table:number-columns-repeated="15"/>
          <table:table-cell table:style-name="ce2" office:value-type="string" calcext:value-type="string">
            <text:p>|</text:p>
          </table:table-cell>
          <table:table-cell office:value-type="string" calcext:value-type="string">
            <text:p>protocols/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omap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lm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predefined_ops.h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zconf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threadtypes-arch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4"/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outed.h</text:p>
          </table:table-cell>
          <table:table-cell table:style-name="ce4" table:number-columns-repeated="5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anfrost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lm_netlin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ptr_traits.h</text:p>
          </table:table-cell>
          <table:table-cell table:number-columns-repeated="49"/>
          <table:table-cell table:style-name="ce6" table:number-columns-repeated="3"/>
          <table:table-cell table:number-columns-repeated="22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zlib.h</text:p>
          </table:table-cell>
          <table:table-cell table:style-name="ce6"/>
          <table:table-cell table:number-columns-repeated="24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threadtypes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4"/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whod.h</text:p>
          </table:table-cell>
          <table:table-cell table:style-name="ce4" table:number-columns-repeated="5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qxl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lm_ploc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quoted_string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ptrace-shared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4"/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alkd.h</text:p>
          </table:table-cell>
          <table:table-cell table:style-name="ce4" table:number-columns-repeated="5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r128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ma-buf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andom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resource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4"/>
          <table:table-cell table:number-columns-repeated="1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med.h</text:p>
          </table:table-cell>
          <table:table-cell table:style-name="ce4" table:number-columns-repeated="5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radeon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ma-hea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andom.tcc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rseq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4"/>
          <table:table-cell table:number-columns-repeated="15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thread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avage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m-ioct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ange_access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rseq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ty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s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m-log-userspac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anges_algobase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ched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pwd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tegra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n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anges_algo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lect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re_comp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v3d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ns_resolve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anges_base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lect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regex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vc4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dqblk_xf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anges_cmp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m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regexp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vgem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dvb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anges_uninitialized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maphore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resolv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via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audio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anges_util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maphore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rpc/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virtgpu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ca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fwrap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m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db.h</text:p>
          </table:table-cell>
          <table:table-cell table:style-name="ce4" table:number-columns-repeated="5"/>
          <table:table-cell table:number-columns-repeated="2"/>
          <table:table-cell table:style-name="Default" table:number-columns-repeated="10"/>
          <table:table-cell table:number-columns-repeated="11"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vmwgfx_drm.h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dmx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_automaton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tjmp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ched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frontend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_automaton.tcc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tjmp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office:value-type="string" calcext:value-type="string">
            <text:p>scsi/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net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_compiler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etjmp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csi.h</text:p>
          </table:table-cell>
          <table:table-cell table:style-name="ce4" table:number-columns-repeated="5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osd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_compiler.tcc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hm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csi_ioctl.h</text:p>
          </table:table-cell>
          <table:table-cell table:style-name="ce4" table:number-columns-repeated="5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version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_constants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hm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g.h</text:p>
          </table:table-cell>
          <table:table-cell table:style-name="ce4" table:number-columns-repeated="5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video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_error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hmlba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earch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dd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_executor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hmlba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emaphore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fs_fs_sb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_executor.tcc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action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etjmp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lf-em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context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gtty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lf-fdpi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_scanner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event-consts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5"/>
          <table:table-cell table:number-columns-repeated="14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hadow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lf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_scanner.tcc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info-arch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ignal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rrno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egex.tcc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info-consts-arch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pawn.h</text:p>
          </table:table-cell>
          <table:table-cell table:style-name="ce6"/>
          <table:table-cell table:style-name="ce4" table:number-columns-repeated="5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rrqueu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emaphore_base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info-consts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tab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rspan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hared_ptr_atomic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nal_ext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tdc-predef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thtoo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hared_ptr_base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nalfd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tdint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thtool_netlin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hared_ptr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num-arch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tdio_ext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eventpol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lice_array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num-generic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tdio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2f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pecfun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stack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tdlib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advis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stream.tcc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stack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tring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allo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d_abs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stksz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ce2" office:value-type="string" calcext:value-type="string">
            <text:p>|</text:p>
          </table:table-cell>
          <table:table-cell table:style-name="ce4" office:value-type="string" calcext:value-type="string">
            <text:p>strings.h</text:p>
          </table:table-cell>
          <table:table-cell table:style-name="ce4" table:number-columns-repeated="6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anotify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d_function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igthread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/>
          <table:table-cell table:style-name="ce4" table:number-columns-repeated="3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b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d_mutex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ockaddr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/>
          <table:table-cell table:style-name="ce4" table:number-columns-repeated="3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cnt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d_thread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ocket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/>
          <table:table-cell table:style-name="ce4" table:number-columns-repeated="3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d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algobase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ocket-constants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/>
          <table:table-cell table:style-name="ce4" table:number-columns-repeated="3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dreg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algo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ocket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/>
          <table:table-cell table:style-name="ce4" table:number-columns-repeated="3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ib_rule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bvector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ocket_type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/>
          <table:table-cell table:style-name="ce4" table:number-columns-repeated="3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iema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construct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s_flags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/>
          <table:table-cell table:style-name="ce4" table:number-columns-repeated="3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ilte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deque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b.def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/>
          <table:table-cell table:style-name="ce4" table:number-columns-repeated="3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irewire-cdev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function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/>
          <table:table-cell table:style-name="ce4" table:number-columns-repeated="3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irewire-constant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heap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fs-3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/>
          <table:table-cell table:style-name="ce4" table:number-columns-repeated="3"/>
          <table:table-cell table:number-columns-repeated="2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ou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iterator_base_funcs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fs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pga-df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iterator_base_types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scryp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iterator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vfs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list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x-generic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si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map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atx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sl_hyperviso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multimap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dint-intn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sl_m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multiset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dint-uintn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sma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numeric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dio2-decl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sverity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8" office:value-type="string" calcext:value-type="string">
            <text:p>stl_pair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dio2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us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queue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dio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futex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raw_storage_iter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dio-ldbl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amepor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relops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dio_lim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enetlin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set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dlib-bsearch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en_stat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stack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dlib-float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genwqe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tempbuf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dlib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genwqe_card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tree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dlib-ldbl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fs2_ondis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uninitialized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ring_fortified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pio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l_vector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6"/>
          <table:table-cell table:style-name="ce6" office:value-type="string" calcext:value-type="string">
            <text:p>strings_fortified.h</text:p>
          </table:table-cell>
          <table:table-cell table:number-columns-repeated="4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smmux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reambuf_iterator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gt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reambuf.tcc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ash_info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ream_iterator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hdlc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ringfwd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ioctl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string_view.tcc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dlcdrv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this_thread_sleep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dl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uniform_int_dist.h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dreg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unique_lock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iddev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unique_ptr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id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unordered_map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idraw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unordered_set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pe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uses_allocator_args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hsi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uses_allocator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cs-protocol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valarray_after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hsi_char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valarray_array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sr_netlin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valarray_array.tcc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w_breakpoin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valarray_before.h</text:p>
          </table:table-cell>
          <table:table-cell table:number-columns-repeated="49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hyperv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vector.tcc</text:p>
          </table:table-cell>
          <table:table-cell table:number-columns-repeated="49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2c-dev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bitset</text:p>
          </table:table-cell>
          <table:table-cell table:number-columns-repeated="50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2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assert</text:p>
          </table:table-cell>
          <table:table-cell table:number-columns-repeated="50"/>
          <table:table-cell table:style-name="ce6" table:number-columns-repeated="2"/>
          <table:table-cell table:number-columns-repeated="50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2o-dev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complex</text:p>
          </table:table-cell>
          <table:table-cell table:number-columns-repeated="50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  <table:table-cell table:style-name="Default" table:number-columns-repeated="6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8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ctype</text:p>
          </table:table-cell>
          <table:table-cell table:number-columns-repeated="50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cm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errno</text:p>
          </table:table-cell>
          <table:table-cell table:number-columns-repeated="50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cmpv6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fenv</text:p>
          </table:table-cell>
          <table:table-cell table:number-columns-repeated="50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dxd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float</text:p>
          </table:table-cell>
          <table:table-cell table:number-columns-repeated="50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add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harconv</text:p>
          </table:table-cell>
          <table:table-cell table:number-columns-repeated="50"/>
          <table:table-cell table:style-name="ce6" table:number-columns-repeated="3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addrlabe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hrono</text:p>
          </table:table-cell>
          <table:table-cell table:number-columns-repeated="102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alg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inttypes</text:p>
          </table:table-cell>
          <table:table-cell table:number-columns-repeated="52"/>
          <table:table-cell table:style-name="ce6"/>
          <table:table-cell table:number-columns-repeated="49"/>
          <table:table-cell table:style-name="ce5" table:number-columns-repeated="81"/>
          <table:table-cell table:number-columns-repeated="1595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arcne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iso646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10"/>
          <table:table-cell table:number-columns-repeated="11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ar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limits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bonding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locale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bridg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math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cablemodem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odecvt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ompare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eq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omplex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ethe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omplex.h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f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oncepts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fddi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ondition_variable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oroutine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hippi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setjmp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infiniband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signal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8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lin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stdalign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ltal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stdarg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macse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stdbool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packe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stddef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phone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stdint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pli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stdio</text:p>
          </table:table-cell>
          <table:table-cell table:number-columns-repeated="1613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pp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stdlib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pppol2t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string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pppox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tgmath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sli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time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team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uchar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tun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wchar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tunne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wctype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vlan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xxabi.h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x25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ebug/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f_xd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ecimal/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gm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deque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iio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xception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  <table:table-cell table:style-name="Default" table:number-columns-repeated="4"/>
          <table:table-cell table:number-columns-repeated="13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buffer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xecution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events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xperimental/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types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xt/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la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env.h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6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ilesystem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et_diag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orward_list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stream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otify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unctional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put-event-code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uture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pu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nitializer_list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n_rout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omanip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oam6_gen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os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oam6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osfwd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oam6_iptunne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ostream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oct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stream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ommu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terator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oprio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atch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o_uring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mits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6_tunne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st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ocale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ap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26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mi_bm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ath.h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3"/>
          <table:table-cell table:style-name="Default" table:number-columns-repeated="10"/>
          <table:table-cell table:number-columns-repeated="14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mi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emory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3"/>
          <table:table-cell table:style-name="ce6" table:number-columns-repeated="5"/>
          <table:table-cell table:number-columns-repeated="19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mi_msgdef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emory_resource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3"/>
          <table:table-cell table:style-name="ce6" table:number-columns-repeated="5"/>
          <table:table-cell table:number-columns-repeated="19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se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utex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3"/>
          <table:table-cell table:style-name="ce6" table:number-columns-repeated="5"/>
          <table:table-cell table:number-columns-repeated="19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v6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new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3"/>
          <table:table-cell table:style-name="ce6" table:number-columns-repeated="5"/>
          <table:table-cell table:number-columns-repeated="19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v6_rout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numbers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3"/>
          <table:table-cell table:style-name="ce6" table:number-columns-repeated="5"/>
          <table:table-cell table:number-columns-repeated="19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p_v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numeric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3"/>
          <table:table-cell table:style-name="ce6" table:number-columns-repeated="5"/>
          <table:table-cell table:number-columns-repeated="19"/>
          <table:table-cell table:style-name="ce6" table:number-columns-repeated="3"/>
          <table:table-cell table:number-columns-repeated="1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rqn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optional</text:p>
          </table:table-cell>
          <table:table-cell table:number-columns-repeated="50"/>
          <table:table-cell table:style-name="ce6" table:number-columns-repeated="3"/>
          <table:table-cell table:number-columns-repeated="1608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3"/>
          <table:table-cell table:style-name="ce6" table:number-columns-repeated="5"/>
          <table:table-cell table:number-columns-repeated="38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isdn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ostream</text:p>
          </table:table-cell>
          <table:table-cell table:number-columns-repeated="1613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3"/>
          <table:table-cell table:style-name="ce6" table:number-columns-repeated="5"/>
          <table:table-cell table:number-columns-repeated="38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so_f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arallel/</text:p>
          </table:table-cell>
          <table:table-cell table:number-columns-repeated="1613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3"/>
          <table:table-cell table:style-name="ce6" table:number-columns-repeated="5"/>
          <table:table-cell table:number-columns-repeated="38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sst_if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stl/</text:p>
          </table:table-cell>
          <table:table-cell table:number-columns-repeated="1613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3"/>
          <table:table-cell table:style-name="ce6" table:number-columns-repeated="5"/>
          <table:table-cell table:number-columns-repeated="38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vtvfb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queue</text:p>
          </table:table-cell>
          <table:table-cell table:number-columns-repeated="1613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ivtv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random</text:p>
          </table:table-cell>
          <table:table-cell table:number-columns-repeated="1613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jffs2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ranges</text:p>
          </table:table-cell>
          <table:table-cell table:number-columns-repeated="1613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joystic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ratio</text:p>
          </table:table-cell>
          <table:table-cell table:number-columns-repeated="1613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cm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regex</text:p>
          </table:table-cell>
          <table:table-cell table:number-columns-repeated="1613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cm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coped_allocator</text:p>
          </table:table-cell>
          <table:table-cell table:number-columns-repeated="1613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cov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emaphore</text:p>
          </table:table-cell>
          <table:table-cell table:number-columns-repeated="16137"/>
        </table:table-row>
        <table:table-row table:style-name="ro1">
          <table:table-cell/>
          <table:table-cell table:style-name="Default" table:number-columns-repeated="8"/>
          <table:table-cell table:number-columns-repeated="76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dev_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et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d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hared_mutex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ernelcapi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ource_location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erne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pan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ernel-page-flag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stream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exe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ack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eyboard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dexcept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eyct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dlib.h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fd_ioct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op_token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kvm_para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reambuf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2t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ring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andloc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ring_view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bc-compa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yncstream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mit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ystem_error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ir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gmath.h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l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hread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oo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r1/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array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lwtunne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bessel_function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agi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beta_function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ajo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complex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ap_to_14segmen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ctype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ap_to_7segmen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fenv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atroxfb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float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ax2175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inttypes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ct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limits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dio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mat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edia-bus-forma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omplex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edia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complex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ei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cstdarg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embarrie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cstdbool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emfd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cstdint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empolicy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cstdio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ey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cstdlib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ii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ctgmat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inix_f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ctime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misc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ctype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 table:style-name="ce6" table:number-columns-repeated="2"/>
          <table:table-cell table:style-name="ce4" office:value-type="string" calcext:value-type="string">
            <text:p>bcm_vk.h</text:p>
          </table:table-cell>
          <table:table-cell table:number-columns-repeated="46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cwchar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man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cwctype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mmc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ell_integral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mtime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exp_integral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odul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fenv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oun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float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pl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functional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pls_iptunne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functional_hash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ptc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gamma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queu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hashtable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route6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hashtable_policy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rout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hypergeometric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rp_bridg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inttypes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sdos_f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legendre_function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sg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limits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mtio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math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bd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memory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bd-netlin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modified_bessel_func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csi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poly_hermite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dct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poly_laguerre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ighbou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random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conf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random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devic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random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_dropmon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regex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netfilter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riemann_zeta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netfilter_arp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shared_ptr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filter_ar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special_function_util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netfilter_bridge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stdarg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filter_bridg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stdbool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filter_decne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stdint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filter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stdio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netfilter_ipv4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stdlib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filter_ipv4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tgmath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netfilter_ipv6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tuple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filter_ipv6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type_traits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unordered_map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link_diag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unordered_map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lin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unordered_set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_namespace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unordered_set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rom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utility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t_tstam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wchar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extho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wctype.h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c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r2/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s2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bool_set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s3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bool_set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s4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dynamic_bitset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s4_moun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dynamic_bitset.tcc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sac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ratio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nfsd/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4" office:value-type="string" calcext:value-type="string">
            <text:p>type_traits</text:p>
          </table:table-cell>
          <table:table-cell table:number-columns-repeated="16136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s_f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uple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ypeindex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s_idmap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ypeinfo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fs_mount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ype_traits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ilfs2_api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nordered_map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ilfs2_ondisk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nordered_set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itro_enclave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tility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l80211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valarray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l80211-vnd-intel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variant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sf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vector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ubus.h</text:p>
          </table:table-cell>
          <table:table-cell table:number-columns-repeated="4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version</text:p>
          </table:table-cell>
          <table:table-cell table:number-columns-repeated="16137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vme_ioct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nvram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omap3isp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omapfb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oom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openat2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openvswitch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acket_dia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aram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arpor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atchkey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ci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ci_reg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cites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erf_even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ersonality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fkeyv2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hantom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hone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idf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ktcdv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kt_cl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kt_sche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mu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ol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osix_ac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osix_acl_xattr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osix_type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pdev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pp-comp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pp_def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pp-ioct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p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rct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r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sampl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sci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sp-sev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tp_clock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ptrac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qemu_fw_cf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qnx4_f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qnxtype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qrtr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quota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adeonfb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raid/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andom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d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eboo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eiserfs_f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eiserfs_xattr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emoteproc_cdev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esourc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fkil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io_cm_cdev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io_mport_cdev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kisp1-confi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omfs_f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os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out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p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pl_iptunne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pms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pmsg_type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seq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tc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tnetlink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rxrpc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cc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sched/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che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cif_ioct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creen_info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ctp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ccomp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curebit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d-opa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g6_gen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g6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g6_hmac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g6_iptunne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g6_loca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linux_netlink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m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rial_cor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ria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rial_re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erio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hm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ignalf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igna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mc_dia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mc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miapp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nmp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ock_dia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ocke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ockio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one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onypi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oundcar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oun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spi/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ta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tddef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tm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trin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sunrpc/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surface_aggregator/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uspend_ioctl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wab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witchtec_ioct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ync_fil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ynclink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ysct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sysinfo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arget_core_user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askstat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tc_act/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tc_ematch/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cp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cp_metric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e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ermio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herma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m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merf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me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me_type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mex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oc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pc_confi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pc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pc_netlink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ipc_sockets_dia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l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oshiba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ty_flag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ty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type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df_fs_i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dmabuf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dp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hi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inpu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io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led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ltrasoun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m_timetravel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n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nist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nix_dia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usb/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sbdevice_f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sbip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serfaultf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serio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tim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tsnam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ui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uvcvideo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4l2-common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4l2-control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4l2-dv-timing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4l2-mediabu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4l2-subdev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box_err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boxgues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box_vmmdev_type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dpa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dus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ersion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eth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fio_ccw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fio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fio_zdev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hos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host_type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deodev2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9p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balloon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blk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b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confi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consol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crypto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f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gpio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gpu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i2c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id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inpu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iommu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mem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mmio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ne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pcidev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pci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pmem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rin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rn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scmi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scsi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sn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type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irtio_vsock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mcor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m_sockets_dia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m_socket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sockmon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vtpm_proxy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wait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watchdo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watch_queue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wireguard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wireles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wmi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wwan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x25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xattr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xdp_diag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xfrm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xilinx-v4l2-controls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zorro.h</text:p>
          </table:table-cell>
          <table:table-cell table:number-columns-repeated="16188"/>
        </table:table-row>
        <table:table-row table:style-name="ro1">
          <table:table-cell table:number-columns-repeated="85"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zorro_ids.h</text:p>
          </table:table-cell>
          <table:table-cell table:number-columns-repeated="16188"/>
        </table:table-row>
        <table:table-row table:style-name="ro1" table:number-rows-repeated="1047978">
          <table:table-cell table:number-columns-repeated="16276"/>
        </table:table-row>
        <table:table-row table:style-name="ro2">
          <table:table-cell table:number-columns-repeated="16276"/>
        </table:table-row>
      </table:table>
      <table:table table:name="usr_lib" table:style-name="ta1">
        <table:table-column table:style-name="co1" table:number-columns-repeated="79" table:default-cell-style-name="ce1"/>
        <table:table-column table:style-name="co1" table:number-columns-repeated="8" table:default-cell-style-name="ce4"/>
        <table:table-column table:style-name="co1" table:number-columns-repeated="16247" table:default-cell-style-name="ce1"/>
        <table:table-row table:style-name="ro1">
          <table:table-cell table:number-columns-repeated="4"/>
          <table:table-cell table:style-name="ce6"/>
          <table:table-cell table:number-columns-repeated="191"/>
          <table:table-cell table:style-name="ce3"/>
          <table:table-cell table:number-columns-repeated="86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number-columns-repeated="39"/>
          <table:table-cell table:style-name="ce2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style-name="ce3"/>
          <table:table-cell table:number-columns-repeated="30"/>
          <table:table-cell table:style-name="ce2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number-columns-repeated="4"/>
          <table:table-cell table:style-name="Default"/>
          <table:table-cell table:number-columns-repeated="103"/>
          <table:table-cell table:style-name="ce3"/>
          <table:table-cell table:number-columns-repeated="86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bin/</text:p>
          </table:table-cell>
          <table:table-cell table:number-columns-repeated="38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include/</text:p>
          </table:table-cell>
          <table:table-cell table:number-columns-repeated="30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lib/</text:p>
          </table:table-cell>
          <table:table-cell table:number-columns-repeated="3"/>
          <table:table-cell table:style-name="Default"/>
          <table:table-cell table:number-columns-repeated="103"/>
          <table:table-cell office:value-type="string" calcext:value-type="string">
            <text:p>SYSR_NATIVE/</text:p>
          </table:table-cell>
          <table:table-cell table:number-columns-repeated="86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rossscripts/</text:p>
          </table:table-cell>
          <table:table-cell table:number-columns-repeated="30"/>
          <table:table-cell table:style-name="ce4" office:value-type="string" calcext:value-type="string">
            <text:p>glibc-dev</text:p>
          </table:table-cell>
          <table:table-cell table:number-columns-repeated="6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io.h</text:p>
          </table:table-cell>
          <table:table-cell table:number-columns-repeated="8"/>
          <table:table-cell table:style-name="Default"/>
          <table:table-cell table:number-columns-repeated="14"/>
          <table:table-cell office:value-type="string" calcext:value-type="string">
            <text:p>libgc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rm-oe-linux-gnueabi/</text:p>
          </table:table-cell>
          <table:table-cell table:number-columns-repeated="2"/>
          <table:table-cell table:style-name="Default"/>
          <table:table-cell table:number-columns-repeated="103"/>
          <table:table-cell office:value-type="string" calcext:value-type="string">
            <text:p>/stor/motab-arago/build/arago-tmp-default-glibc/work/armv7at2hf-neon-oe-linux-gnueabi/weston/10.0.2-r0.arago1_tisdk_0/recipe-sysroot-native/</text:p>
          </table:table-cell>
          <table:table-cell table:number-columns-repeated="86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icu-config</text:p>
          </table:table-cell>
          <table:table-cell table:number-columns-repeated="29"/>
          <table:table-cell table:style-name="ce4" office:value-type="string" calcext:value-type="string">
            <text:p>glibc-dev</text:p>
          </table:table-cell>
          <table:table-cell table:number-columns-repeated="6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liases.h</text:p>
          </table:table-cell>
          <table:table-cell table:number-columns-repeated="8"/>
          <table:table-cell table:style-name="Default"/>
          <table:table-cell table:number-columns-repeated="9"/>
          <table:table-cell table:style-name="ce6" table:number-columns-repeated="11"/>
          <table:table-cell table:style-name="ce2" office:value-type="string" calcext:value-type="string">
            <text:p>|</text:p>
          </table:table-cell>
          <table:table-cell table:style-name="ce6" table:number-columns-repeated="3"/>
          <table:table-cell table:style-name="ce7" office:value-type="string" calcext:value-type="string">
            <text:p>11.4.0/</text:p>
          </table:table-cell>
          <table:table-cell table:style-name="ce6"/>
          <table:table-cell table:style-name="Default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8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libpng16-config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lloca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libgc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hf</text:p>
          </table:table-cell>
          <table:table-cell table:number-columns-repeated="3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ginstall-info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office:value-type="string" calcext:value-type="string">
            <text:p>sysroot-providers/</text:p>
          </table:table-cell>
          <table:table-cell table:number-columns-repeated="20"/>
          <table:table-cell table:style-name="ce9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number-columns-repeated="43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libpng-config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.ou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udit/</text:p>
          </table:table-cell>
          <table:table-cell table:number-columns-repeated="3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install-info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attr-native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/>
          <table:table-cell office:value-type="string" calcext:value-type="string">
            <text:p>bfd-plugins/</text:p>
          </table:table-cell>
          <table:table-cell table:number-columns-repeated="31"/>
          <table:table-cell office:value-type="string" calcext:value-type="string">
            <text:p>binutils-cross-arm/image</text:p>
          </table:table-cell>
          <table:table-cell table:number-columns-repeated="10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ncurses5-config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gp.h</text:p>
          </table:table-cell>
          <table:table-cell table:number-columns-repeated="17"/>
          <table:table-cell table:style-name="ce4" office:value-type="string" calcext:value-type="string">
            <text:p>libsotruss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6"/>
          <table:table-cell table:style-name="ce4" office:value-type="string" calcext:value-type="string">
            <text:p>sotruss-lib.so</text:p>
          </table:table-cell>
          <table:table-cell table:number-columns-repeated="2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login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binutils-cross-arm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0"/>
          <table:table-cell table:style-name="ce10" office:value-type="string" calcext:value-type="string">
            <text:p>|</text:p>
          </table:table-cell>
          <table:table-cell office:value-type="string" calcext:value-type="string">
            <text:p>stor/recipe-sysroot-native</text:p>
          </table:table-cell>
          <table:table-cell table:style-name="ce3" table:number-columns-repeated="5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ncurses6-config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gz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airo/</text:p>
          </table:table-cell>
          <table:table-cell table:number-columns-repeated="3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makeinfo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bzip2-native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/>
          <table:table-cell office:value-type="string" calcext:value-type="string">
            <text:p>ldscripts/</text:p>
          </table:table-cell>
          <table:table-cell table:number-columns-repeated="31"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usr/</text:p>
          </table:table-cell>
          <table:table-cell table:number-columns-repeated="8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ncursesw5-config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make/</text:p>
          </table:table-cell>
          <table:table-cell table:number-columns-repeated="3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pdftexi2dvi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bzip2-replacement-native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/>
          <table:table-cell table:style-name="ce3"/>
          <table:table-cell office:value-type="string" calcext:value-type="string">
            <text:p>*</text:p>
          </table:table-cell>
          <table:table-cell table:number-columns-repeated="30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ncursesw6-config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rpa/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rt1.o</text:p>
          </table:table-cell>
          <table:table-cell table:number-columns-repeated="3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pod2texi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cmake-native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/>
          <table:table-cell office:value-type="string" calcext:value-type="string">
            <text:p>gcc/</text:p>
          </table:table-cell>
          <table:table-cell table:number-columns-repeated="31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arm-oe-linux-gnueabi/</text:p>
          </table:table-cell>
          <table:table-cell table:number-columns-repeated="6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pcre-config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sm/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rti.o</text:p>
          </table:table-cell>
          <table:table-cell table:number-columns-repeated="3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su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curl-native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include/</text:p>
          </table:table-cell>
          <table:table-cell table:number-columns-repeated="30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addr2line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 table:number-columns-repeated="2"/>
          <table:table-cell table:style-name="ce4" office:value-type="string" calcext:value-type="string">
            <text:p>xml2-config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sm-generic/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rtn.o</text:p>
          </table:table-cell>
          <table:table-cell table:number-columns-repeated="3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texi2any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dwarfsrcfiles-native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 table:number-columns-repeated="3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ar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g-ir-annotation-tool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sser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bus-1.0/</text:p>
          </table:table-cell>
          <table:table-cell table:number-columns-repeated="3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texi2dvi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elfutils-native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/>
          <table:table-cell table:style-name="ce3"/>
          <table:table-cell office:value-type="string" calcext:value-type="string">
            <text:p>include-fixed/</text:p>
          </table:table-cell>
          <table:table-cell table:number-columns-repeated="30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as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g-ir-compiler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its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ri/</text:p>
          </table:table-cell>
          <table:table-cell table:number-columns-repeated="3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texi2pdf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expat-native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 table:number-columns-repeated="3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c++filt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g-ir-compiler-wrapper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lkid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gines-3/</text:p>
          </table:table-cell>
          <table:table-cell table:number-columns-repeated="3"/>
          <table:table-cell table:style-name="ce6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texindex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file-native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install-tools/</text:p>
          </table:table-cell>
          <table:table-cell table:number-columns-repeated="30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dw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g-ir-generate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byteswa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vironment.d/</text:p>
          </table:table-cell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txixml2texi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file-replacement-native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 table:number-columns-repeated="3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elfedit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g-ir-inspect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bzlib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conv/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crt1.o</text:p>
          </table:table-cell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2"/>
          <table:table-cell office:value-type="string" calcext:value-type="string">
            <text:p>update-info-dir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flex-native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lugin/</text:p>
          </table:table-cell>
          <table:table-cell table:number-columns-repeated="30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prof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-ir-scanner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++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dk-pixbuf-2.0/</text:p>
          </table:table-cell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table:number-columns-repeated="19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gcc-cross-arm</text:p>
          </table:table-cell>
          <table:table-cell table:number-columns-repeated="19"/>
          <table:table-cell table:style-name="ce9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ld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-ir-scanner-lddwrapper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airo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io/</text:p>
          </table:table-cell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office:value-type="string" calcext:value-type="string">
            <text:p>environment-setup.d/</text:p>
          </table:table-cell>
          <table:table-cell table:number-columns-repeated="18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gdbm-native</text:p>
          </table:table-cell>
          <table:table-cell table:number-columns-repeated="19"/>
          <table:table-cell table:style-name="ce3"/>
          <table:table-cell/>
          <table:table-cell table:style-name="ce3"/>
          <table:table-cell table:number-columns-repeated="31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ld.bfd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-ir-scanner-qemuwrapper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ap-n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lib-2.0/</text:p>
          </table:table-cell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cmake.sh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gettext-minimal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ld.gold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-ir-scanner-wrapper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heck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object-introspection/</text:p>
          </table:table-cell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table:number-columns-repeated="19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gmp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nm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ostinst-base-passwd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heck_stdin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icu/</text:p>
          </table:table-cell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office:value-type="string" calcext:value-type="string">
            <text:p>etc/</text:p>
          </table:table-cell>
          <table:table-cell table:number-columns-repeated="18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gnu-config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objcopy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ostinst-ldsoconf-gobject-introspection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omplex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kernel/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bash_completion.d/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libcap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objdum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ostinst-useradd-dbus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pio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anl.a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quilt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libffi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ranlib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ostinst-useradd-systemd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rack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anl.so -&gt; ../../lib/libanl.so.1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bindresvport.blacklist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libgcrypt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readelf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table:style-name="ce3"/>
          <table:table-cell table:style-name="ce4" office:value-type="string" calcext:value-type="string">
            <text:p>postinst-useradd-weston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rypt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atomic.a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default/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libgpg-error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size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3" table:number-columns-repeated="5"/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rypto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useradd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libmpc-native</text:p>
          </table:table-cell>
          <table:table-cell table:number-columns-repeated="22"/>
          <table:table-cell table:style-name="ce3"/>
          <table:table-cell table:number-columns-repeated="30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strings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3" table:number-columns-repeated="4"/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type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atomic.so.1.2.0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group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libnsl2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stri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3" table:number-columns-repeated="4"/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urses-32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blkid.a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inputrc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libtirpc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/>
          <table:table-cell table:style-name="ce3"/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3" table:number-columns-repeated="4"/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ursesap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blkid.so -&gt; ../../lib/libblkid.so.1.1.0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limits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libtool-native</text:p>
          </table:table-cell>
          <table:table-cell table:number-columns-repeated="19"/>
          <table:table-cell table:style-name="ce4"/>
          <table:table-cell table:number-columns-repeated="3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arm-oe-linux-gnueabi/</text:p>
          </table:table-cell>
          <table:table-cell table:style-name="ce3"/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3" table:number-columns-repeated="4"/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ursesf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BrokenLocale.a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login.access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libxml2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fd-plugins/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3" table:number-columns-repeated="4"/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urses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BrokenLocale.so -&gt; ../../lib/libBrokenLocale.so.1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login.defs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lua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3"/>
          <table:table-cell office:value-type="string" calcext:value-type="string">
            <text:p>libdep.so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48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ursesm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bz2.a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netconfig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m4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dscripts/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48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urses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passwd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make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armelfb_linux_eabi.x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48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ursesw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quilt.quiltrc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meson-native</text:p>
          </table:table-cell>
          <table:table-cell table:number-columns-repeated="22"/>
          <table:table-cell table:style-name="ce3"/>
          <table:table-cell table:number-columns-repeated="30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bn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48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cursslk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bz2.so.1.0.8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quiltrc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mpfr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number-columns-repeated="39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dbm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.a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ssl/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ncurses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/>
          <table:table-cell office:value-type="string" calcext:value-type="string">
            <text:p>share/</text:p>
          </table:table-cell>
          <table:table-cell table:number-columns-repeated="38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bus-1.0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airo.a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certs/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ninja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clocal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diren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airo-gobject.a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openssl.cnf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openssl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rm-oe-linux-gnueabi_config_site.d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dlfcn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rivate/</text:p>
          </table:table-cell>
          <table:table-cell table:number-columns-repeated="16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opkg-utils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ncurses_config</text:p>
          </table:table-cell>
          <table:table-cell table:style-name="ce3" table:number-columns-repeated="3"/>
          <table:table-cell table:number-columns-repeated="3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rm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subgid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atch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ase-passwd/</text:p>
          </table:table-cell>
          <table:table-cell table:style-name="ce3"/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GL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airo-gobject.so.2.11600.0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subuid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atch-replacement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make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lf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airo-script-interpreter.a</text:p>
          </table:table-cell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terminfo/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erl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ommon-licenses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ndian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02"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xattr.conf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kgconfig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racklib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nvz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table:number-columns-repeated="19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opt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n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bus-1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rr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airo-script-interpreter.so.2.11600.0</text:p>
          </table:table-cell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office:value-type="string" calcext:value-type="string">
            <text:p>installeddeps/</text:p>
          </table:table-cell>
          <table:table-cell table:number-columns-repeated="18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seudo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r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ict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rrno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office:value-type="string" calcext:value-type="string">
            <text:p>sbin/</text:p>
          </table:table-cell>
          <table:table-cell table:number-columns-repeated="18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ython3-flit-core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oc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rror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nologin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ython3-installer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rirc.d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ti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airo.so.2.11600.0</text:p>
          </table:table-cell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vigr -&gt; vipw.shadow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ython3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00-mesa-defaults.conf</text:p>
          </table:table-cell>
          <table:table-cell table:style-name="ce3" table:number-columns-repeated="4"/>
          <table:table-cell table:number-columns-repeated="32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ti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ap-ng.a</text:p>
          </table:table-cell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vipw</text:p>
          </table:table-cell>
          <table:table-cell table:number-columns-repeated="17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ython3-rpm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actory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xecinfo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ap-ng.so -&gt; ../../lib/libcap-ng.so.0.0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2"/>
          <table:table-cell table:number-columns-repeated="18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ython3-setuptools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ontconfig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xpat_confi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heck.a</text:p>
          </table:table-cell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table:number-columns-repeated="19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ython3-wheel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cc-11.4.0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xpat_externa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office:value-type="string" calcext:value-type="string">
            <text:p>var/</text:p>
          </table:table-cell>
          <table:table-cell table:number-columns-repeated="18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quilt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u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office:value-type="string" calcext:value-type="string">
            <text:p>python/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expa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02"/>
          <table:table-cell table:style-name="ce2" office:value-type="string" calcext:value-type="string">
            <text:p>|</text:p>
          </table:table-cell>
          <table:table-cell table:number-columns-repeated="19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re2c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ibstdcxx/</text:p>
          </table:table-cell>
          <table:table-cell table:number-columns-repeated="3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cnt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heck.so.0.0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2"/>
          <table:table-cell table:number-columns-repeated="18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readline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2"/>
          <table:table-cell table:style-name="ce4" office:value-type="string" calcext:value-type="string">
            <text:p>__init__.py</text:p>
          </table:table-cell>
          <table:table-cell table:number-columns-repeated="34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eatures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_malloc_debug.so -&gt; ../../lib/libc_malloc_debug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2"/>
          <table:table-cell table:number-columns-repeated="18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rpm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v6/</text:p>
          </table:table-cell>
          <table:table-cell table:number-columns-repeated="34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eatures-time64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_nonshared.a</text:p>
          </table:table-cell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shadow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bn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"/>
          <table:table-cell table:style-name="ce4" office:value-type="string" calcext:value-type="string">
            <text:p>__init__.py</text:p>
          </table:table-cell>
          <table:table-cell table:number-columns-repeated="3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env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rypt.a</text:p>
          </table:table-cell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sqlite3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"/>
          <table:table-cell table:style-name="ce4" office:value-type="string" calcext:value-type="string">
            <text:p>printers.py</text:p>
          </table:table-cell>
          <table:table-cell table:number-columns-repeated="3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fi-32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rypto.a</text:p>
          </table:table-cell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texinfo-dummy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/>
          <table:table-cell table:style-name="ce4"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"/>
          <table:table-cell table:style-name="ce4" office:value-type="string" calcext:value-type="string">
            <text:p>xmethods.py</text:p>
          </table:table-cell>
          <table:table-cell table:number-columns-repeated="3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fi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unzip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db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fitarget-32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rypto.so.3</text:p>
          </table:table-cell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util-linux-libuuid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ettext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fitarge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virtual_arm-oe-linux-gnueabi-binutils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ir-1.0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include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virtual_arm-oe-linux-gnueabi-g++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lib-2.0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lexLexer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rypt.so.2.0.0</text:p>
          </table:table-cell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virtual_arm-oe-linux-gnueabi-gcc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object-introspection-1.0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mtmsg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.so</text:p>
          </table:table-cell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virtual_fakeroot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tk-doc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nmatch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urses.a -&gt; libncurses.a</text:p>
          </table:table-cell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virtual_librpc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icu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ontconfig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curses.so -&gt; libncurses.so</text:p>
          </table:table-cell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virtual_make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n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input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orm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bus-1.a</text:p>
          </table:table-cell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wayland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r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nux-PAM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pu_control-32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xz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mesa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pu_contro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zlib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wayland-drm.xml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reetype2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bus-1.so.3.32.3</text:p>
          </table:table-cell>
          <table:table-cell table:number-columns-repeated="3"/>
          <table:table-cell table:style-name="Default"/>
          <table:table-cell table:number-columns-repeated="122"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zstd-native</text:p>
          </table:table-cell>
          <table:table-cell table:number-columns-repeated="5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mime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ribidi/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l.a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misc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stab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rm_omap.so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ce3"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kgconfig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t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rm_omap.so.1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ce3"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olkit-1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ftw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rm_omap.so.1.0.0</text:p>
          </table:table-cell>
          <table:table-cell table:number-columns-repeated="3"/>
          <table:table-cell table:style-name="Default"/>
          <table:table-cell table:number-columns-repeated="102"/>
          <table:table-cell office:value-type="string" calcext:value-type="string">
            <text:p>SYSR_NATIVE/</text:p>
          </table:table-cell>
          <table:table-cell table:number-columns-repeated="75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u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ce3"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ystemd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bm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rm.so</text:p>
          </table:table-cell>
          <table:table-cell table:number-columns-repeated="3"/>
          <table:table-cell table:style-name="Default"/>
          <table:table-cell table:number-columns-repeated="103"/>
          <table:table-cell office:value-type="string" calcext:value-type="string">
            <text:p>usr/</text:p>
          </table:table-cell>
          <table:table-cell table:number-columns-repeated="74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ce3"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ayland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conv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rm.so.2</text:p>
          </table:table-cell>
          <table:table-cell table:number-columns-repeated="3"/>
          <table:table-cell table:style-name="Default"/>
          <table:table-cell table:number-columns-repeated="104"/>
          <table:table-cell office:value-type="string" calcext:value-type="string">
            <text:p>bin/</text:p>
          </table:table-cell>
          <table:table-cell table:number-columns-repeated="7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wayland.dtd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dbm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rm.so.2.4.0</text:p>
          </table:table-cell>
          <table:table-cell table:number-columns-repeated="3"/>
          <table:table-cell table:style-name="Default"/>
          <table:table-cell table:number-columns-repeated="105"/>
          <table:table-cell office:value-type="string" calcext:value-type="string">
            <text:p>arm-oe-linux-gnueabi/</text:p>
          </table:table-cell>
          <table:table-cell table:number-columns-repeated="14"/>
          <table:table-cell table:style-name="ce3"/>
          <table:table-cell table:number-columns-repeated="57"/>
          <table:table-cell office:value-type="string" calcext:value-type="string">
            <text:p>gcc-cross-arm/image</text:p>
          </table:table-cell>
          <table:table-cell table:number-columns-repeated="10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wayland-scanner.mk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dbm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rop_ambient.a</text:p>
          </table:table-cell>
          <table:table-cell table:number-columns-repeated="3"/>
          <table:table-cell table:style-name="Default"/>
          <table:table-cell table:number-columns-repeated="106"/>
          <table:table-cell table:style-name="ce4" office:value-type="string" calcext:value-type="string">
            <text:p>arm-oe-linux-gnueabi-gcc</text:p>
          </table:table-cell>
          <table:table-cell table:number-columns-repeated="10"/>
          <table:table-cell table:style-name="ce3"/>
          <table:table-cell table:number-columns-repeated="2"/>
          <table:table-cell office:value-type="string" calcext:value-type="string">
            <text:p>BINARYLOC/</text:p>
          </table:table-cell>
          <table:table-cell table:number-columns-repeated="57"/>
          <table:table-cell table:style-name="ce10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9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style-name="ce3"/>
          <table:table-cell/>
          <table:table-cell table:style-name="ce3"/>
          <table:table-cell table:style-name="ce4" office:value-type="string" calcext:value-type="string">
            <text:p>wayland.xml</text:p>
          </table:table-cell>
          <table:table-cell table:number-columns-repeated="36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dk-pixbuf-2.0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rop_ambient.so</text:p>
          </table:table-cell>
          <table:table-cell table:number-columns-repeated="3"/>
          <table:table-cell table:style-name="Default"/>
          <table:table-cell table:number-columns-repeated="105"/>
          <table:table-cell table:style-name="ce3"/>
          <table:table-cell table:number-columns-repeated="72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-</text:p>
          </table:table-cell>
          <table:table-cell table:number-columns-repeated="8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wayland-protocols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etop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rop_ambient.so.0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number-columns-repeated="9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io-unix-2.0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drop_ambient.so.0.0.0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-</text:p>
          </table:table-cell>
          <table:table-cell table:number-columns-repeated="8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ml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L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EGL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 office:value-type="string" calcext:value-type="string">
            <text:p>stor/recipe-sysroot-native</text:p>
          </table:table-cell>
          <table:table-cell table:number-columns-repeated="9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12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zsh/</text:p>
          </table:table-cell>
          <table:table-cell table:number-columns-repeated="3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LES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EGL.so.1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sr/</text:p>
          </table:table-cell>
          <table:table-cell table:number-columns-repeated="8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LES2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EGL.so.1.0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LES3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evdev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arm-oe-linux-gnueabi/</text:p>
          </table:table-cell>
          <table:table-cell table:number-columns-repeated="6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lib-2.0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evdev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c++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lob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evdev.so.2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cp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nu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evdev.so.2.3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++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nu-version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expat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cc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object-introspection-1.0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expat.so.1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cc-11.4.0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r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expat.so.1.8.1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cc-ar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gshadow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disk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cc-nm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harfbuzz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disk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gcc-ranlib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conv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fi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gcov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eee754-32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fi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gcov-dum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eee754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fi.so.8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gcov-tool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faddr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fi.so.8.1.2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lto-dum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inttype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l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office:value-type="string" calcext:value-type="string">
            <text:p>include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jconfi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l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-</text:p>
          </table:table-cell>
          <table:table-cell table:number-columns-repeated="6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jerror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l.so.2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jmorecf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l.so.2.0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arm-oe-linux-gnueabi/</text:p>
          </table:table-cell>
          <table:table-cell table:style-name="ce3" table:number-columns-repeated="6"/>
          <table:table-cell table:style-name="ce11" table:number-columns-repeated="2"/>
          <table:table-cell table:style-name="ce5" table:number-columns-repeated="95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jpeglib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ontconfig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office:value-type="string" calcext:value-type="string">
            <text:p>bfd-plugins/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KHR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ontconfig.so.1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/>
          <table:table-cell office:value-type="string" calcext:value-type="string">
            <text:p>liblto_plugin.so -&gt; ../../../libexec/arm-oe-linux-gnueabi/gcc/arm-oe-linux-gnueabi/11.4.0/liblto_plugin.so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anginfo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ontconfig.so.1.12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 office:value-type="string" calcext:value-type="string">
            <text:p>gcc/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astlo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orm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/>
          <table:table-cell office:value-type="string" calcext:value-type="string">
            <text:p>arm-oe-linux-gnueabi/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drm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orm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1.4.0/</text:p>
          </table:table-cell>
          <table:table-cell table:number-columns-repeated="3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evdev-1.0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orm.so.5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include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fdisk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orm.so.5.9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acle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en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ormw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bf16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npu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ormw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cde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nt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ormw.so.5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cmse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kmod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ormw.so.5.9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fp16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kms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reetype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mve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mount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reetype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mve_types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png16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reetype.so.6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neon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smartcols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reetype.so.6.18.1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float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ync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ribidi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iso646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udev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ribidi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mmintrin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bxml2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fribidi.so.0.4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quadmath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mits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 table:number-columns-repeated="5"/>
          <table:table-cell table:style-name="ce4" office:value-type="string" calcext:value-type="string">
            <text:p>quadmath_weak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nk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bm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align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inux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bm.so.1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arg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ocal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bm.so.1.0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atomic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zma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dbm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bool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zma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dbm_compat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def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alloc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dbm_compat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fix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ath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dbm_compat.so.4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int-gcc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check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dbm_compat.so.4.0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int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emory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dbm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noreturn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enu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dbm.so.6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unwind-arm-common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misc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dbm.so.6.0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unwind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nten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dk_pixbuf-2.0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varargs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onetary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dk_pixbuf-2.0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include-fixed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queu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dk_pixbuf-2.0.so.0.4200.1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limits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mtd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io-2.0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README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tdev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io-2.0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 table:number-columns-repeated="5"/>
          <table:table-cell table:style-name="ce4" office:value-type="string" calcext:value-type="string">
            <text:p>syslimits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tdev-mappin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io-2.0.so.0.7200.3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install-tools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tdev-plumbin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irepository-1.0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fixinc_list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nc_tparm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irepository-1.0.so.1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gsyslimits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ncurses_dl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irepository-1.0.so.1.0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office:value-type="string" calcext:value-type="string">
            <text:p>include/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ncurses.h -&gt; curse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api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7"/>
          <table:table-cell table:style-name="ce4" office:value-type="string" calcext:value-type="string">
            <text:p>limits.h</text:p>
          </table:table-cell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ndbm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api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7"/>
          <table:table-cell table:style-name="ce4" office:value-type="string" calcext:value-type="string">
            <text:p>README</text:p>
          </table:table-cell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t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api.so.0.0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macro_list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tash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ESv1_CM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 table:number-columns-repeated="5"/>
          <table:table-cell table:style-name="ce4" office:value-type="string" calcext:value-type="string">
            <text:p>mkheaders.conf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tatalk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ESv1_CM.so.1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plugin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tax25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ESv1_CM.so.1.1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gtype.state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netdb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ESv2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include/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teconet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ESv2.so.2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4" office:value-type="string" calcext:value-type="string">
            <text:p>*.h</text:p>
          </table:table-cell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tinet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ESv2.so.2.0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6"/>
          <table:table-cell table:style-name="ce4" office:value-type="string" calcext:value-type="string">
            <text:p>*.def</text:p>
          </table:table-cell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tipx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ib-2.0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tiucv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ib-2.0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tpacket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lib-2.0.so.0.7200.3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office:value-type="string" calcext:value-type="string">
            <text:p>libexec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trom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module-2.0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arm-oe-linux-gnueabi/</text:p>
          </table:table-cell>
          <table:table-cell table:number-columns-repeated="6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etrose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module-2.0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office:value-type="string" calcext:value-type="string">
            <text:p>gcc/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nfs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module-2.0.so.0.7200.3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2"/>
          <table:table-cell office:value-type="string" calcext:value-type="string">
            <text:p>arm-oe-linux-gnueabi/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nl_type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object-2.0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11.4.0/</text:p>
          </table:table-cell>
          <table:table-cell table:number-columns-repeated="3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ns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object-2.0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 -&gt; ../../../../../bin/arm-oe-linux-gnueabi/arm-oe-linux-gnueabi-ar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obstack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object-2.0.so.0.7200.3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ar -&gt; ../../../../../bin/arm-oe-linux-gnueabi/arm-oe-linux-gnueabi-ar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omap/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omp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4"/>
          <table:table-cell table:style-name="ce4" office:value-type="string" calcext:value-type="string">
            <text:p>arm-oe-linux-gnueabi-as -&gt; ../../../../../bin/arm-oe-linux-gnueabi/arm-oe-linux-gnueabi-as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openssl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omp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4"/>
          <table:table-cell table:style-name="ce4" office:value-type="string" calcext:value-type="string">
            <text:p>arm-oe-linux-gnueabi-cp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acker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omp.so.1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gcc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anel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omp.so.1.0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ld -&gt; ../../../../../bin/arm-oe-linux-gnueabi/arm-oe-linux-gnueabi-l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ango-1.0/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omp.spec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ld.bfd -&gt; ../../../../../bin/arm-oe-linux-gnueabi/arm-oe-linux-gnueabi-ld.bf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ath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thread-2.0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ld.gold -&gt; ../../../../../bin/arm-oe-linux-gnueabi/arm-oe-linux-gnueabi-ld.gol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crecppar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thread-2.0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nm -&gt; ../../../../../bin/arm-oe-linux-gnueabi/arm-oe-linux-gnueabi-nm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crecp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gthread-2.0.so.0.7200.3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objcopy -&gt; ../../../../../bin/arm-oe-linux-gnueabi/arm-oe-linux-gnueabi-objcopy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cr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-gobject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objdump -&gt; ../../../../../bin/arm-oe-linux-gnueabi/arm-oe-linux-gnueabi-objdum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creposix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-gobject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ranlib -&gt; ../../../../../bin/arm-oe-linux-gnueabi/arm-oe-linux-gnueabi-ranlib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cre_scanner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-gobject.so.0.40001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strip -&gt; ../../../../../bin/arm-oe-linux-gnueabi/arm-oe-linux-gnueabi-stri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cre_stringpiec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-icu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s -&gt; ../../../../../bin/arm-oe-linux-gnueabi/arm-oe-linux-gnueabi-as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ixman-1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-icu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cc1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ngconf.h -&gt; libpng16/pngconf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-icu.so.0.40001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cc1plus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ng.h -&gt; libpng16/pn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collect2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nglibconf.h -&gt; libpng16/pnglibconf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cp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ol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.so.0.40001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gcc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rintf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-subset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g++-mapper-server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roc_servic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-subset.so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install-tools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rotocols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arfbuzz-subset.so.0.40001.0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d -&gt; ../../../../../bin/arm-oe-linux-gnueabi/arm-oe-linux-gnueabi-l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thread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istory.a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d.bfd -&gt; ../../../../../bin/arm-oe-linux-gnueabi/arm-oe-linux-gnueabi-ld.bf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ty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istory.so</text:p>
          </table:table-cell>
          <table:table-cell table:number-columns-repeated="3"/>
          <table:table-cell table:style-name="Default"/>
          <table:table-cell table:number-columns-repeated="102"/>
          <table:table-cell table:style-name="ce3" table:number-columns-repeated="63"/>
          <table:table-cell table:number-columns-repeated="13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d.gold -&gt; ../../../../../bin/arm-oe-linux-gnueabi/arm-oe-linux-gnueabi-ld.gol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pwd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istory.so.8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plugin.so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ython3.10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history.so.8.1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plugin.so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dma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data.so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plugin.so.0.0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adline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data.so.70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.so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re_com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data.so.70.1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.so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regex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i18n.so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.so.0.0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regex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i18n.so.70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p1plugin.so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resolv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i18n.so.70.1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p1plugin.so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pc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io.so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p1plugin.so.0.0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pcsvc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io.so.70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lto_plugin.so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ched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io.so.70.1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to1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csi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test.so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to-wrapper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earch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test.so.70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nm -&gt; ../../../../../bin/arm-oe-linux-gnueabi/arm-oe-linux-gnueabi-nm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eccom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test.so.70.1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objcopy -&gt; ../../../../../bin/arm-oe-linux-gnueabi/arm-oe-linux-gnueabi-objcopy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eccomp-syscall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tu.so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objdump -&gt; ../../../../../bin/arm-oe-linux-gnueabi/arm-oe-linux-gnueabi-objdum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ecurity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tu.so.70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plugin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emaphor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tu.so.70.1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gengtype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etjm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uc.so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ranlib -&gt; ../../../../../bin/arm-oe-linux-gnueabi/arm-oe-linux-gnueabi-ranlib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gtty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uc.so.70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strip -&gt; ../../../../../bin/arm-oe-linux-gnueabi/arm-oe-linux-gnueabi-stri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hadow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cuuc.so.70.1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office:value-type="string" calcext:value-type="string">
            <text:p>share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hadow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nput.so</text:p>
          </table:table-cell>
          <table:table-cell table:number-columns-repeated="3"/>
          <table:table-cell table:style-name="Default"/>
          <table:table-cell table:number-columns-repeated="178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igna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nput.so.1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ound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nput.so.10.13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pawn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tm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qlite3ex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tm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qlite3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tm.so.1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ab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tm.so.1.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dc-predef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itm.spec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din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jpeg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dio_ex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jpeg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dio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jpeg.so.62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dlib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jpeg.so.62.3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rin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kmod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tring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kmod.so.2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ys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kmod.so.2.3.7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yscal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kms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ysexit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kms.so.1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yslo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kms.so.1.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ystemd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lzma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ar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lzma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ermca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lzma.so.5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erm_entry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lzma.so.5.2.6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erm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ermio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check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ermio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enu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gmath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enu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hread_db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enu.so.5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hread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enu.so.5.9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ic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enuw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im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enuw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irpc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enuw.so.5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tyen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enuw.so.5.9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turbojpeg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ount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char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ount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context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limi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tdev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nctr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tdev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unicode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tdev.so.1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nistd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mtdev.so.1.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tim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curses++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tm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curses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utmpx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curses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uuid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curses++w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values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cursesw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video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cursesw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i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sl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client-cor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sl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client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sl.so.3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client-protoco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sl.so.3.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cursor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ss_compat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egl-backend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ss_db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egl-core.h</text:p>
          </table:table-cell>
          <table:table-cell table:number-columns-repeated="21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nss_hesiod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eg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el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server-cor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el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server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el.so.5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server-protoco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el.so.5.9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util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elw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ayland-version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elw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char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elw.so.5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ctyp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elw.so.5.9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wordexp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go-1.0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en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go-1.0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xf86drm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go-1.0.so.0.5000.4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xf86drmMode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gocairo-1.0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kbcommon/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gocairo-1.0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zconf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gocairo-1.0.so.0.5000.4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zlib.h</text:p>
          </table:table-cell>
          <table:table-cell table:number-columns-repeated="21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goft2-1.0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53"/>
          <table:table-cell table:style-name="ce2" office:value-type="string" calcext:value-type="string">
            <text:p>|</text:p>
          </table:table-cell>
          <table:table-cell table:number-columns-repeated="24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goft2-1.0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angoft2-1.0.so.0.5000.4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cpp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cpp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cpp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cpp.so.0.0.2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posix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posix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posix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posix.so.0.0.7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.so.1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cre.so.1.2.13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ixman-1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ixman-1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ixman-1.so.0.4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ng16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ng16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ng16.so.16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ng16.so.16.39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ng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ng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sx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sx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sx.so.2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sx.so.2.66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thread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thread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ython3.10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ython3.10.so.1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python3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readline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readline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readline.so.8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readline.so.8.1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resolv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resolv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rt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rt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eccomp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eccomp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eccomp.so.2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eccomp.so.2.5.3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martcols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martcols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qlite3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qlite3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qlite3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qlite3.so.0.8.6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sl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sl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sl.so.3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tdc++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tdc++fs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tdc++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tdc++.so.6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tdc++.so.6.0.29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tdc++.so.6.0.29-gdb.py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ubid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ubid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ubid.so.4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ubid.so.4.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cc-runtime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supc++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ermcap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hread_db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c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c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c.so.5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c.so.5.9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cw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cw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cw.so.5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cw.so.5.9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nfo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nfo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rpc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rpc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rpc.so.3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irpc.so.3.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urbojpeg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urbojpeg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urbojpeg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turbojpeg.so.0.2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util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uuid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uuid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uuid.so.1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uuid.so.1.3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client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client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client.so.0.2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cursor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cursor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cursor.so.0.2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egl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egl.so.1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egl.so.1.2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server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server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wayland-server.so.0.2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xkbcommon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xkbcommon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xkbcommon.so.0.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xkbregistry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xkbregistry.so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xkbregistry.so.0.0.0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xml2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xml2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xml2.so.2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xml2.so.2.9.14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z.a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libz.s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Mcrt1.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modules-load.d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ossl-modules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am.d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kgconfig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ython3.10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ython-sysconfigdata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pm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/>
          <table:table-cell office:value-type="string" calcext:value-type="string">
            <text:p>glibc</text:p>
          </table:table-cell>
          <table:table-cell table:number-columns-repeated="5"/>
          <table:table-cell table:style-name="ce2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Scrt1.o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sl-3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ysctl.d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ystemd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ysusers.d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mpfiles.d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udev/</text:p>
          </table:table-cell>
          <table:table-cell table:number-columns-repeated="3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6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6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6"/>
          <table:table-cell table:style-name="Default"/>
          <table:table-cell table:number-columns-repeated="16240"/>
        </table:table-row>
        <table:table-row table:style-name="ro1">
          <table:table-cell table:number-columns-repeated="78"/>
          <table:table-cell table:style-name="ce4"/>
          <table:table-cell table:number-columns-repeated="7"/>
          <table:table-cell table:style-name="ce2" office:value-type="string" calcext:value-type="string">
            <text:p>|</text:p>
          </table:table-cell>
          <table:table-cell table:number-columns-repeated="6"/>
          <table:table-cell table:style-name="Default"/>
          <table:table-cell table:number-columns-repeated="16240"/>
        </table:table-row>
        <table:table-row table:style-name="ro1" table:number-rows-repeated="11">
          <table:table-cell table:number-columns-repeated="75"/>
          <table:table-cell table:style-name="Default" table:number-columns-repeated="19"/>
          <table:table-cell table:number-columns-repeated="16240"/>
        </table:table-row>
        <table:table-row table:style-name="ro1" table:number-rows-repeated="1047976">
          <table:table-cell table:number-columns-repeated="16334"/>
        </table:table-row>
        <table:table-row table:style-name="ro2" table:number-rows-repeated="187">
          <table:table-cell table:number-columns-repeated="16334"/>
        </table:table-row>
        <table:table-row table:style-name="ro2">
          <table:table-cell table:number-columns-repeated="16334"/>
        </table:table-row>
      </table:table>
      <table:table table:name="weston_sysr_native" table:style-name="ta1">
        <table:table-column table:style-name="co1" table:number-columns-repeated="16161" table:default-cell-style-name="ce1"/>
        <table:table-row table:style-name="ro1">
          <table:table-cell/>
          <table:table-cell office:value-type="string" calcext:value-type="string">
            <text:p>SYSR_NATIVE/</text:p>
          </table:table-cell>
          <table:table-cell table:number-columns-repeated="108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office:value-type="string" calcext:value-type="string">
            <text:p>/stor/motab-arago/build/arago-tmp-default-glibc/work/armv7at2hf-neon-oe-linux-gnueabi/weston/10.0.2-r0.arago1_tisdk_0/recipe-sysroot-native/</text:p>
          </table:table-cell>
          <table:table-cell table:number-columns-repeated="108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107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ginstall-info</text:p>
          </table:table-cell>
          <table:table-cell table:number-columns-repeated="17"/>
          <table:table-cell table:style-name="ce9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style-name="ce3" table:number-columns-repeated="4"/>
          <table:table-cell table:number-columns-repeated="6"/>
          <table:table-cell table:style-name="ce9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style-name="ce9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number-columns-repeated="60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install-info</text:p>
          </table:table-cell>
          <table:table-cell table:number-columns-repeated="17"/>
          <table:table-cell table:style-name="ce9" office:value-type="string" calcext:value-type="string">
            <text:p>|</text:p>
          </table:table-cell>
          <table:table-cell table:style-name="ce3"/>
          <table:table-cell office:value-type="string" calcext:value-type="string">
            <text:p>bin/</text:p>
          </table:table-cell>
          <table:table-cell table:style-name="ce3" table:number-columns-repeated="3"/>
          <table:table-cell table:number-columns-repeated="8"/>
          <table:table-cell office:value-type="string" calcext:value-type="string">
            <text:p>include/</text:p>
          </table:table-cell>
          <table:table-cell table:number-columns-repeated="7"/>
          <table:table-cell table:style-name="ce9"/>
          <table:table-cell table:number-columns-repeated="4"/>
          <table:table-cell table:style-name="ce9" office:value-type="string" calcext:value-type="string">
            <text:p>|</text:p>
          </table:table-cell>
          <table:table-cell table:style-name="Default"/>
          <table:table-cell office:value-type="string" calcext:value-type="string">
            <text:p>lib/</text:p>
          </table:table-cell>
          <table:table-cell table:number-columns-repeated="48"/>
          <table:table-cell office:value-type="string" calcext:value-type="string">
            <text:p>binutils-cross-arm/image</text:p>
          </table:table-cell>
          <table:table-cell table:number-columns-repeated="10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login</text:p>
          </table:table-cell>
          <table:table-cell table:number-columns-repeated="17"/>
          <table:table-cell table:style-name="ce9" office:value-type="string" calcext:value-type="string">
            <text:p>|</text:p>
          </table:table-cell>
          <table:table-cell table:style-name="ce3"/>
          <table:table-cell office:value-type="string" calcext:value-type="string">
            <text:p>libexec/</text:p>
          </table:table-cell>
          <table:table-cell table:style-name="ce3" table:number-columns-repeated="3"/>
          <table:table-cell table:number-columns-repeated="16"/>
          <table:table-cell table:style-name="ce9"/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rm-oe-linux-gnueabi/</text:p>
          </table:table-cell>
          <table:table-cell table:number-columns-repeated="47"/>
          <table:table-cell table:style-name="ce10" office:value-type="string" calcext:value-type="string">
            <text:p>|</text:p>
          </table:table-cell>
          <table:table-cell office:value-type="string" calcext:value-type="string">
            <text:p>stor/recipe-sysroot-native</text:p>
          </table:table-cell>
          <table:table-cell table:style-name="ce3" table:number-columns-repeated="5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makeinfo</text:p>
          </table:table-cell>
          <table:table-cell table:number-columns-repeated="17"/>
          <table:table-cell table:style-name="ce9" office:value-type="string" calcext:value-type="string">
            <text:p>|</text:p>
          </table:table-cell>
          <table:table-cell table:style-name="ce3"/>
          <table:table-cell office:value-type="string" calcext:value-type="string">
            <text:p>sbin/</text:p>
          </table:table-cell>
          <table:table-cell table:style-name="ce3" table:number-columns-repeated="3"/>
          <table:table-cell table:number-columns-repeated="16"/>
          <table:table-cell table:style-name="ce9"/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bfd-plugins/</text:p>
          </table:table-cell>
          <table:table-cell table:number-columns-repeated="46"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usr/</text:p>
          </table:table-cell>
          <table:table-cell table:number-columns-repeated="8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pdftexi2dvi</text:p>
          </table:table-cell>
          <table:table-cell table:number-columns-repeated="17"/>
          <table:table-cell table:style-name="ce9" office:value-type="string" calcext:value-type="string">
            <text:p>|</text:p>
          </table:table-cell>
          <table:table-cell table:style-name="ce3"/>
          <table:table-cell office:value-type="string" calcext:value-type="string">
            <text:p>share/</text:p>
          </table:table-cell>
          <table:table-cell table:style-name="ce3" table:number-columns-repeated="3"/>
          <table:table-cell table:number-columns-repeated="16"/>
          <table:table-cell table:style-name="ce9"/>
          <table:table-cell/>
          <table:table-cell table:style-name="ce3"/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3"/>
          <table:table-cell table:style-name="Default"/>
          <table:table-cell table:number-columns-repeated="46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pod2texi</text:p>
          </table:table-cell>
          <table:table-cell table:number-columns-repeated="17"/>
          <table:table-cell table:style-name="ce9"/>
          <table:table-cell table:style-name="ce3"/>
          <table:table-cell table:style-name="Default"/>
          <table:table-cell table:style-name="ce3" table:number-columns-repeated="3"/>
          <table:table-cell table:number-columns-repeated="16"/>
          <table:table-cell table:style-name="ce9"/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ldscripts/</text:p>
          </table:table-cell>
          <table:table-cell table:number-columns-repeated="46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arm-oe-linux-gnueabi/</text:p>
          </table:table-cell>
          <table:table-cell table:number-columns-repeated="6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su</text:p>
          </table:table-cell>
          <table:table-cell table:number-columns-repeated="17"/>
          <table:table-cell table:style-name="ce9"/>
          <table:table-cell table:style-name="ce3"/>
          <table:table-cell table:style-name="Default"/>
          <table:table-cell table:style-name="ce3" table:number-columns-repeated="3"/>
          <table:table-cell table:number-columns-repeated="16"/>
          <table:table-cell table:style-name="ce9"/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50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addr2line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texi2any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16"/>
          <table:table-cell table:style-name="ce9"/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gcc/</text:p>
          </table:table-cell>
          <table:table-cell table:number-columns-repeated="46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ar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texi2dvi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16"/>
          <table:table-cell table:style-name="ce9"/>
          <table:table-cell/>
          <table:table-cell table:style-name="ce3"/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arm-oe-linux-gnueabi/</text:p>
          </table:table-cell>
          <table:table-cell table:number-columns-repeated="45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as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texi2pdf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16"/>
          <table:table-cell table:style-name="ce9"/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11.4.0/</text:p>
          </table:table-cell>
          <table:table-cell table:number-columns-repeated="44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c++filt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texindex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16"/>
          <table:table-cell table:style-name="ce9"/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6"/>
          <table:table-cell office:value-type="string" calcext:value-type="string">
            <text:p>include/</text:p>
          </table:table-cell>
          <table:table-cell table:number-columns-repeated="4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dw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txixml2texi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16"/>
          <table:table-cell table:style-name="ce9"/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6"/>
          <table:table-cell table:style-name="Default"/>
          <table:table-cell table:style-name="ce4" office:value-type="string" calcext:value-type="string">
            <text:p>arm_acle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elfedit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2"/>
          <table:table-cell table:style-name="ce4" office:value-type="string" calcext:value-type="string">
            <text:p>update-info-dir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16"/>
          <table:table-cell table:style-name="ce9"/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6"/>
          <table:table-cell table:style-name="Default"/>
          <table:table-cell table:style-name="ce4" office:value-type="string" calcext:value-type="string">
            <text:p>arm_bf16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prof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number-columns-repeated="19"/>
          <table:table-cell table:style-name="ce9"/>
          <table:table-cell table:style-name="ce3" table:number-columns-repeated="5"/>
          <table:table-cell table:number-columns-repeated="16"/>
          <table:table-cell table:style-name="ce9"/>
          <table:table-cell table:number-columns-repeated="2"/>
          <table:table-cell table:style-name="ce3"/>
          <table:table-cell/>
          <table:table-cell table:style-name="ce9" office:value-type="string" calcext:value-type="string">
            <text:p>|</text:p>
          </table:table-cell>
          <table:table-cell table:number-columns-repeated="6"/>
          <table:table-cell table:style-name="Default"/>
          <table:table-cell table:style-name="ce4" office:value-type="string" calcext:value-type="string">
            <text:p>arm_cde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ld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office:value-type="string" calcext:value-type="string">
            <text:p>environment-setup.d/</text:p>
          </table:table-cell>
          <table:table-cell table:number-columns-repeated="18"/>
          <table:table-cell table:style-name="ce9"/>
          <table:table-cell table:style-name="ce3" table:number-columns-repeated="5"/>
          <table:table-cell table:number-columns-repeated="16"/>
          <table:table-cell table:style-name="ce3"/>
          <table:table-cell/>
          <table:table-cell table:style-name="ce3"/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arm_cmse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ld.bfd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/>
          <table:table-cell table:style-name="ce4" office:value-type="string" calcext:value-type="string">
            <text:p>cmake.sh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arm_fp16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ld.gold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number-columns-repeated="19"/>
          <table:table-cell table:style-name="ce9"/>
          <table:table-cell table:style-name="ce3" table:number-columns-repeated="5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arm_mve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nm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office:value-type="string" calcext:value-type="string">
            <text:p>etc/</text:p>
          </table:table-cell>
          <table:table-cell table:number-columns-repeated="18"/>
          <table:table-cell table:style-name="ce9"/>
          <table:table-cell table:style-name="ce3" table:number-columns-repeated="5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arm_mve_types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objcopy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bash_completion.d/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arm_neon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objdum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quilt</text:p>
          </table:table-cell>
          <table:table-cell table:number-columns-repeated="16"/>
          <table:table-cell table:style-name="ce9"/>
          <table:table-cell table:style-name="ce3" table:number-columns-repeated="5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float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ranlib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bindresvport.blacklist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iso646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readelf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default/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mmintrin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size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useradd</text:p>
          </table:table-cell>
          <table:table-cell table:number-columns-repeated="16"/>
          <table:table-cell table:style-name="ce9"/>
          <table:table-cell table:style-name="ce3" table:number-columns-repeated="5"/>
          <table:table-cell table:number-columns-repeated="19"/>
          <table:table-cell table:style-name="ce3"/>
          <table:table-cell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quadmath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strings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group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quadmath_weak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stri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inputrc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stdalign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/>
          <table:table-cell table:style-name="ce3"/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limits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16"/>
          <table:table-cell table:style-name="ce4"/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stdarg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arm-oe-linux-gnueabi/</text:p>
          </table:table-cell>
          <table:table-cell table:style-name="ce3"/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login.access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stdatomic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fd-plugins/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login.defs</text:p>
          </table:table-cell>
          <table:table-cell table:number-columns-repeated="17"/>
          <table:table-cell table:style-name="ce9"/>
          <table:table-cell table:style-name="ce3" table:number-columns-repeated="5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stdbool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3"/>
          <table:table-cell office:value-type="string" calcext:value-type="string">
            <text:p>libdep.so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netconfig</text:p>
          </table:table-cell>
          <table:table-cell table:number-columns-repeated="17"/>
          <table:table-cell table:style-name="ce3" table:number-columns-repeated="6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stddef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ldscripts/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passwd</text:p>
          </table:table-cell>
          <table:table-cell table:number-columns-repeated="17"/>
          <table:table-cell table:style-name="ce3" table:number-columns-repeated="6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stdfix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armelfb_linux_eabi.x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quilt.quiltrc</text:p>
          </table:table-cell>
          <table:table-cell table:number-columns-repeated="17"/>
          <table:table-cell table:style-name="ce3" table:number-columns-repeated="6"/>
          <table:table-cell table:number-columns-repeated="19"/>
          <table:table-cell table:style-name="ce3"/>
          <table:table-cell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stdint-gcc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bn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quiltrc</text:p>
          </table:table-cell>
          <table:table-cell table:number-columns-repeated="17"/>
          <table:table-cell table:style-name="ce3" table:number-columns-repeated="6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stdint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ssl/</text:p>
          </table:table-cell>
          <table:table-cell table:number-columns-repeated="17"/>
          <table:table-cell table:style-name="ce3" table:number-columns-repeated="6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stdnoreturn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certs/</text:p>
          </table:table-cell>
          <table:table-cell table:number-columns-repeated="16"/>
          <table:table-cell table:style-name="ce3" table:number-columns-repeated="6"/>
          <table:table-cell table:number-columns-repeated="21"/>
          <table:table-cell table:style-name="ce9" office:value-type="string" calcext:value-type="string">
            <text:p>|</text:p>
          </table:table-cell>
          <table:table-cell table:number-columns-repeated="7"/>
          <table:table-cell table:style-name="ce4" office:value-type="string" calcext:value-type="string">
            <text:p>unwind-arm-common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openssl.cnf</text:p>
          </table:table-cell>
          <table:table-cell table:number-columns-repeated="16"/>
          <table:table-cell table:style-name="ce3" table:number-columns-repeated="6"/>
          <table:table-cell table:number-columns-repeated="29"/>
          <table:table-cell table:style-name="ce4" office:value-type="string" calcext:value-type="string">
            <text:p>unwind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private/</text:p>
          </table:table-cell>
          <table:table-cell table:number-columns-repeated="16"/>
          <table:table-cell table:style-name="ce3" table:number-columns-repeated="6"/>
          <table:table-cell table:number-columns-repeated="29"/>
          <table:table-cell table:style-name="ce4" office:value-type="string" calcext:value-type="string">
            <text:p>varargs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subgid</text:p>
          </table:table-cell>
          <table:table-cell table:number-columns-repeated="17"/>
          <table:table-cell table:style-name="ce3" table:number-columns-repeated="6"/>
          <table:table-cell table:number-columns-repeated="28"/>
          <table:table-cell office:value-type="string" calcext:value-type="string">
            <text:p>include-fixed/</text:p>
          </table:table-cell>
          <table:table-cell table:number-columns-repeated="4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subuid</text:p>
          </table:table-cell>
          <table:table-cell table:number-columns-repeated="17"/>
          <table:table-cell table:style-name="ce3" table:number-columns-repeated="6"/>
          <table:table-cell table:number-columns-repeated="28"/>
          <table:table-cell table:style-name="Default"/>
          <table:table-cell table:style-name="ce4" office:value-type="string" calcext:value-type="string">
            <text:p>limits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office:value-type="string" calcext:value-type="string">
            <text:p>terminfo/</text:p>
          </table:table-cell>
          <table:table-cell table:number-columns-repeated="17"/>
          <table:table-cell table:style-name="ce3" table:number-columns-repeated="6"/>
          <table:table-cell table:number-columns-repeated="28"/>
          <table:table-cell table:style-name="Default"/>
          <table:table-cell table:style-name="ce4" office:value-type="string" calcext:value-type="string">
            <text:p>README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d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number-columns-repeated="2" table:style-name="ce2" office:value-type="string" calcext:value-type="string">
            <text:p>|</text:p>
          </table:table-cell>
          <table:table-cell table:style-name="ce4" office:value-type="string" calcext:value-type="string">
            <text:p>xattr.conf</text:p>
          </table:table-cell>
          <table:table-cell table:number-columns-repeated="17"/>
          <table:table-cell table:style-name="ce3" table:number-columns-repeated="6"/>
          <table:table-cell table:number-columns-repeated="29"/>
          <table:table-cell table:style-name="ce4" office:value-type="string" calcext:value-type="string">
            <text:p>syslimits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number-columns-repeated="19"/>
          <table:table-cell table:style-name="ce3" table:number-columns-repeated="6"/>
          <table:table-cell table:number-columns-repeated="28"/>
          <table:table-cell office:value-type="string" calcext:value-type="string">
            <text:p>install-tools/</text:p>
          </table:table-cell>
          <table:table-cell table:number-columns-repeated="4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n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office:value-type="string" calcext:value-type="string">
            <text:p>installeddeps/</text:p>
          </table:table-cell>
          <table:table-cell table:number-columns-repeated="18"/>
          <table:table-cell table:style-name="ce3" table:number-columns-repeated="6"/>
          <table:table-cell table:number-columns-repeated="28"/>
          <table:table-cell table:style-name="Default"/>
          <table:table-cell table:style-name="ce4" office:value-type="string" calcext:value-type="string">
            <text:p>fixinc_list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r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 table:number-columns-repeated="3"/>
          <table:table-cell table:number-columns-repeated="16"/>
          <table:table-cell table:style-name="ce3" table:number-columns-repeated="6"/>
          <table:table-cell table:number-columns-repeated="29"/>
          <table:table-cell table:style-name="ce4" office:value-type="string" calcext:value-type="string">
            <text:p>gsyslimits.h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office:value-type="string" calcext:value-type="string">
            <text:p>sbin/</text:p>
          </table:table-cell>
          <table:table-cell table:number-columns-repeated="18"/>
          <table:table-cell table:style-name="ce3" table:number-columns-repeated="6"/>
          <table:table-cell table:number-columns-repeated="29"/>
          <table:table-cell office:value-type="string" calcext:value-type="string">
            <text:p>include/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nologin</text:p>
          </table:table-cell>
          <table:table-cell table:number-columns-repeated="17"/>
          <table:table-cell table:style-name="ce3" table:number-columns-repeated="6"/>
          <table:table-cell table:number-columns-repeated="29"/>
          <table:table-cell table:style-name="Default"/>
          <table:table-cell table:style-name="ce4" office:value-type="string" calcext:value-type="string">
            <text:p>limits.h</text:p>
          </table:table-cell>
          <table:table-cell table:number-columns-repeated="41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vigr -&gt; vipw.shadow</text:p>
          </table:table-cell>
          <table:table-cell table:number-columns-repeated="17"/>
          <table:table-cell table:style-name="ce3" table:number-columns-repeated="6"/>
          <table:table-cell table:number-columns-repeated="29"/>
          <table:table-cell table:style-name="Default"/>
          <table:table-cell table:style-name="ce4" office:value-type="string" calcext:value-type="string">
            <text:p>README</text:p>
          </table:table-cell>
          <table:table-cell table:number-columns-repeated="41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vipw</text:p>
          </table:table-cell>
          <table:table-cell table:number-columns-repeated="17"/>
          <table:table-cell table:style-name="ce3" table:number-columns-repeated="6"/>
          <table:table-cell table:number-columns-repeated="29"/>
          <table:table-cell table:style-name="ce4" office:value-type="string" calcext:value-type="string">
            <text:p>macro_list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7"/>
          <table:table-cell table:style-name="ce3"/>
          <table:table-cell table:number-columns-repeated="13"/>
          <table:table-cell table:style-name="ce3" table:number-columns-repeated="6"/>
          <table:table-cell table:number-columns-repeated="29"/>
          <table:table-cell table:style-name="ce4" office:value-type="string" calcext:value-type="string">
            <text:p>mkheaders.conf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s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7"/>
          <table:table-cell table:style-name="ce3"/>
          <table:table-cell table:number-columns-repeated="13"/>
          <table:table-cell table:style-name="ce3" table:number-columns-repeated="6"/>
          <table:table-cell table:number-columns-repeated="28"/>
          <table:table-cell office:value-type="string" calcext:value-type="string">
            <text:p>plugin/</text:p>
          </table:table-cell>
          <table:table-cell table:number-columns-repeated="4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u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7"/>
          <table:table-cell table:style-name="ce3"/>
          <table:table-cell table:number-columns-repeated="13"/>
          <table:table-cell table:style-name="ce3" table:number-columns-repeated="6"/>
          <table:table-cell table:number-columns-repeated="29"/>
          <table:table-cell table:style-name="ce4" office:value-type="string" calcext:value-type="string">
            <text:p>gtype.state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7"/>
          <table:table-cell table:style-name="ce3"/>
          <table:table-cell table:number-columns-repeated="13"/>
          <table:table-cell table:style-name="ce3" table:number-columns-repeated="6"/>
          <table:table-cell table:number-columns-repeated="29"/>
          <table:table-cell office:value-type="string" calcext:value-type="string">
            <text:p>include/</text:p>
          </table:table-cell>
          <table:table-cell table:number-columns-repeated="4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b_linux_eabi.x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office:value-type="string" calcext:value-type="string">
            <text:p>sysroot-providers/</text:p>
          </table:table-cell>
          <table:table-cell table:number-columns-repeated="18"/>
          <table:table-cell table:style-name="ce3" table:number-columns-repeated="6"/>
          <table:table-cell table:number-columns-repeated="28"/>
          <table:table-cell table:style-name="Default"/>
          <table:table-cell table:number-columns-repeated="43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attr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bn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binutils-cross-arm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bzip2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bzip2-replacement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cmake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curl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dwarfsrcfiles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elfutils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expat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d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file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file-replacement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n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flex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r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office:value-type="string" calcext:value-type="string">
            <text:p>gcc-cross-arm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gdbm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c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gettext-minimal-native</text:p>
          </table:table-cell>
          <table:table-cell table:number-columns-repeated="17"/>
          <table:table-cell table:style-name="ce3" table:number-columns-repeated="6"/>
          <table:table-cell table:number-columns-repeated="72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c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gmp-native</text:p>
          </table:table-cell>
          <table:table-cell table:number-columns-repeated="95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gnu-config-native</text:p>
          </table:table-cell>
          <table:table-cell table:number-columns-repeated="95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libcap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s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libffi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u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libgcrypt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libgpg-error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libmpc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libnsl2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libtirpc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libtool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libxml2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lua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m4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make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meson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 table:style-name="Default"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mpfr-native</text:p>
          </table:table-cell>
          <table:table-cell table:number-columns-repeated="3"/>
          <table:table-cell table:style-name="ce3" table:number-columns-repeated="24"/>
          <table:table-cell table:number-columns-repeated="68"/>
          <table:table-cell table:style-name="ce10"/>
          <table:table-cell table:style-name="ce3"/>
          <table:table-cell table:style-name="ce10"/>
          <table:table-cell table:number-columns-repeated="3"/>
          <table:table-cell table:style-name="ce4"/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ncurses-native</text:p>
          </table:table-cell>
          <table:table-cell table:number-columns-repeated="95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w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ninja-native</text:p>
          </table:table-cell>
          <table:table-cell table:number-columns-repeated="9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3"/>
          <table:table-cell table:style-name="ce4" office:value-type="string" calcext:value-type="string">
            <text:p>armelf_linux_eabi.xwe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openssl-native</text:p>
          </table:table-cell>
          <table:table-cell table:number-columns-repeated="95"/>
          <table:table-cell office:value-type="string" calcext:value-type="string">
            <text:p>gcc-cross-arm/image</text:p>
          </table:table-cell>
          <table:table-cell table:number-columns-repeated="10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opkg-utils-native</text:p>
          </table:table-cell>
          <table:table-cell table:number-columns-repeated="95"/>
          <table:table-cell table:style-name="ce10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9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atch-native</text:p>
          </table:table-cell>
          <table:table-cell table:number-columns-repeated="15"/>
          <table:table-cell table:style-name="ce3"/>
          <table:table-cell table:number-columns-repeated="7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-</text:p>
          </table:table-cell>
          <table:table-cell table:number-columns-repeated="8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atch-replacement-native</text:p>
          </table:table-cell>
          <table:table-cell table:number-columns-repeated="12"/>
          <table:table-cell table:style-name="ce3"/>
          <table:table-cell table:number-columns-repeated="82"/>
          <table:table-cell table:style-name="ce10"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number-columns-repeated="9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erl-native</text:p>
          </table:table-cell>
          <table:table-cell table:number-columns-repeated="95"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-</text:p>
          </table:table-cell>
          <table:table-cell table:number-columns-repeated="8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kgconfig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 office:value-type="string" calcext:value-type="string">
            <text:p>stor/recipe-sysroot-native</text:p>
          </table:table-cell>
          <table:table-cell table:number-columns-repeated="9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opt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sr/</text:p>
          </table:table-cell>
          <table:table-cell table:number-columns-repeated="8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seudo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ython3-flit-core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 table:style-name="ce3"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arm-oe-linux-gnueabi/</text:p>
          </table:table-cell>
          <table:table-cell table:number-columns-repeated="6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ython3-installer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c++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ython3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cp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ython3-rpm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++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ython3-setuptools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cc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python3-wheel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cc-11.4.0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quilt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cc-ar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re2c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table:style-name="ce4" office:value-type="string" calcext:value-type="string">
            <text:p>arm-oe-linux-gnueabi-gcc-nm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readline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gcc-ranlib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rpm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gcov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shadow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gcov-dum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sqlite3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gcov-tool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texinfo-dummy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2"/>
          <table:table-cell table:style-name="ce4" office:value-type="string" calcext:value-type="string">
            <text:p>arm-oe-linux-gnueabi-lto-dump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unzip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office:value-type="string" calcext:value-type="string">
            <text:p>include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util-linux-libuuid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-</text:p>
          </table:table-cell>
          <table:table-cell table:number-columns-repeated="6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virtual_arm-oe-linux-gnueabi-binutils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virtual_arm-oe-linux-gnueabi-g++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office:value-type="string" calcext:value-type="string">
            <text:p>arm-oe-linux-gnueabi/</text:p>
          </table:table-cell>
          <table:table-cell table:style-name="ce3" table:number-columns-repeated="6"/>
          <table:table-cell table:style-name="ce11" table:number-columns-repeated="2"/>
          <table:table-cell table:style-name="ce5" table:number-columns-repeated="95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virtual_arm-oe-linux-gnueabi-gcc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office:value-type="string" calcext:value-type="string">
            <text:p>bfd-plugins/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virtual_fakeroot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/>
          <table:table-cell office:value-type="string" calcext:value-type="string">
            <text:p>liblto_plugin.so -&gt; ../../../libexec/arm-oe-linux-gnueabi/gcc/arm-oe-linux-gnueabi/11.4.0/liblto_plugin.so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virtual_librpc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 office:value-type="string" calcext:value-type="string">
            <text:p>gcc/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virtual_make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/>
          <table:table-cell office:value-type="string" calcext:value-type="string">
            <text:p>arm-oe-linux-gnueabi/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wayland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11.4.0/</text:p>
          </table:table-cell>
          <table:table-cell table:number-columns-repeated="3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xz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include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zlib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acle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2" office:value-type="string" calcext:value-type="string">
            <text:p>|</text:p>
          </table:table-cell>
          <table:table-cell table:style-name="ce3"/>
          <table:table-cell table:style-name="ce4" office:value-type="string" calcext:value-type="string">
            <text:p>zstd-native</text:p>
          </table:table-cell>
          <table:table-cell table:number-columns-repeated="3"/>
          <table:table-cell table:style-name="ce3" table:number-columns-repeated="57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bf16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cde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cmse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fp16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mve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mve_types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arm_neon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float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iso646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mmintrin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quadmath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 table:number-columns-repeated="5"/>
          <table:table-cell table:style-name="ce4" office:value-type="string" calcext:value-type="string">
            <text:p>quadmath_weak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align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arg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atomic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bool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def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fix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int-gcc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int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stdnoreturn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unwind-arm-common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unwind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varargs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include-fixed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limits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README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 table:number-columns-repeated="5"/>
          <table:table-cell table:style-name="ce4" office:value-type="string" calcext:value-type="string">
            <text:p>syslimits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install-tools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fixinc_list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gsyslimits.h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office:value-type="string" calcext:value-type="string">
            <text:p>include/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7"/>
          <table:table-cell table:style-name="ce4" office:value-type="string" calcext:value-type="string">
            <text:p>limits.h</text:p>
          </table:table-cell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7"/>
          <table:table-cell table:style-name="ce4" office:value-type="string" calcext:value-type="string">
            <text:p>README</text:p>
          </table:table-cell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macro_list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 table:number-columns-repeated="5"/>
          <table:table-cell table:style-name="ce4" office:value-type="string" calcext:value-type="string">
            <text:p>mkheaders.conf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plugin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table:style-name="ce4" office:value-type="string" calcext:value-type="string">
            <text:p>gtype.state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include/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4" office:value-type="string" calcext:value-type="string">
            <text:p>*.h</text:p>
          </table:table-cell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6"/>
          <table:table-cell table:style-name="ce4" office:value-type="string" calcext:value-type="string">
            <text:p>*.def</text:p>
          </table:table-cell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office:value-type="string" calcext:value-type="string">
            <text:p>libexec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arm-oe-linux-gnueabi/</text:p>
          </table:table-cell>
          <table:table-cell table:number-columns-repeated="6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/>
          <table:table-cell office:value-type="string" calcext:value-type="string">
            <text:p>gcc/</text:p>
          </table:table-cell>
          <table:table-cell table:number-columns-repeated="5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2"/>
          <table:table-cell office:value-type="string" calcext:value-type="string">
            <text:p>arm-oe-linux-gnueabi/</text:p>
          </table:table-cell>
          <table:table-cell table:number-columns-repeated="4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11.4.0/</text:p>
          </table:table-cell>
          <table:table-cell table:number-columns-repeated="3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 -&gt; ../../../../../bin/arm-oe-linux-gnueabi/arm-oe-linux-gnueabi-ar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ar -&gt; ../../../../../bin/arm-oe-linux-gnueabi/arm-oe-linux-gnueabi-ar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4"/>
          <table:table-cell table:style-name="ce4" office:value-type="string" calcext:value-type="string">
            <text:p>arm-oe-linux-gnueabi-as -&gt; ../../../../../bin/arm-oe-linux-gnueabi/arm-oe-linux-gnueabi-as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/>
          <table:table-cell table:number-columns-repeated="4"/>
          <table:table-cell table:style-name="ce4" office:value-type="string" calcext:value-type="string">
            <text:p>arm-oe-linux-gnueabi-cp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gcc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ld -&gt; ../../../../../bin/arm-oe-linux-gnueabi/arm-oe-linux-gnueabi-l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ld.bfd -&gt; ../../../../../bin/arm-oe-linux-gnueabi/arm-oe-linux-gnueabi-ld.bf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ld.gold -&gt; ../../../../../bin/arm-oe-linux-gnueabi/arm-oe-linux-gnueabi-ld.gol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nm -&gt; ../../../../../bin/arm-oe-linux-gnueabi/arm-oe-linux-gnueabi-nm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objcopy -&gt; ../../../../../bin/arm-oe-linux-gnueabi/arm-oe-linux-gnueabi-objcopy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objdump -&gt; ../../../../../bin/arm-oe-linux-gnueabi/arm-oe-linux-gnueabi-objdum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ranlib -&gt; ../../../../../bin/arm-oe-linux-gnueabi/arm-oe-linux-gnueabi-ranlib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rm-oe-linux-gnueabi-strip -&gt; ../../../../../bin/arm-oe-linux-gnueabi/arm-oe-linux-gnueabi-stri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as -&gt; ../../../../../bin/arm-oe-linux-gnueabi/arm-oe-linux-gnueabi-as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cc1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cc1plus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collect2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cp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gcc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g++-mapper-server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install-tools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d -&gt; ../../../../../bin/arm-oe-linux-gnueabi/arm-oe-linux-gnueabi-l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d.bfd -&gt; ../../../../../bin/arm-oe-linux-gnueabi/arm-oe-linux-gnueabi-ld.bf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/>
          <table:table-cell table:style-name="ce3" table:number-columns-repeated="63"/>
          <table:table-cell table:number-columns-repeated="35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d.gold -&gt; ../../../../../bin/arm-oe-linux-gnueabi/arm-oe-linux-gnueabi-ld.gold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plugin.so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plugin.so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plugin.so.0.0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.so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.so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c1.so.0.0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p1plugin.so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p1plugin.so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cp1plugin.so.0.0.0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iblto_plugin.so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to1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lto-wrapper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nm -&gt; ../../../../../bin/arm-oe-linux-gnueabi/arm-oe-linux-gnueabi-nm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objcopy -&gt; ../../../../../bin/arm-oe-linux-gnueabi/arm-oe-linux-gnueabi-objcopy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objdump -&gt; ../../../../../bin/arm-oe-linux-gnueabi/arm-oe-linux-gnueabi-objdum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plugin/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style-name="ce3" table:number-columns-repeated="6"/>
          <table:table-cell table:style-name="ce4" office:value-type="string" calcext:value-type="string">
            <text:p>gengtype</text:p>
          </table:table-cell>
          <table:table-cell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ranlib -&gt; ../../../../../bin/arm-oe-linux-gnueabi/arm-oe-linux-gnueabi-ranlib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table:number-columns-repeated="5"/>
          <table:table-cell table:style-name="ce4" office:value-type="string" calcext:value-type="string">
            <text:p>strip -&gt; ../../../../../bin/arm-oe-linux-gnueabi/arm-oe-linux-gnueabi-strip</text:p>
          </table:table-cell>
          <table:table-cell table:number-columns-repeated="2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 office:value-type="string" calcext:value-type="string">
            <text:p>share/</text:p>
          </table:table-cell>
          <table:table-cell table:number-columns-repeated="7"/>
          <table:table-cell table:style-name="ce5" table:number-columns-repeated="97"/>
          <table:table-cell table:number-columns-repeated="15954"/>
        </table:table-row>
        <table:table-row table:style-name="ro1">
          <table:table-cell table:number-columns-repeated="99"/>
          <table:table-cell table:style-name="ce10" office:value-type="string" calcext:value-type="string">
            <text:p>|</text:p>
          </table:table-cell>
          <table:table-cell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  <table:table-cell table:style-name="ce5" table:number-columns-repeated="97"/>
          <table:table-cell table:number-columns-repeated="15954"/>
        </table:table-row>
        <table:table-row table:style-name="ro1" table:number-rows-repeated="1048185">
          <table:table-cell table:number-columns-repeated="16161"/>
        </table:table-row>
        <table:table-row table:style-name="ro2" table:number-rows-repeated="177">
          <table:table-cell table:number-columns-repeated="16161"/>
        </table:table-row>
        <table:table-row table:style-name="ro2">
          <table:table-cell table:number-columns-repeated="161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5.08mm"/>
      <style:text-properties style:font-name="Liberation Sans" fo:font-size="10pt" fo:language="en" fo:country="US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">
      <number:era/>
    </number:date-style>
    <number:number-style style:name="N156">
      <number:number number:decimal-places="0" number:min-decimal-places="0" number:min-integer-digits="3"/>
    </number:number-style>
    <number:number-style style:name="N1013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7" number:language="en" number:country="US">
      <number:month number:textual="true"/>
      <number:text>-</number:text>
      <number:year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hours/>
      <number:text>:</number:text>
      <number:minutes number:style="long"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time-style style:name="N10156" number:language="en" number:country="US">
      <number:hours/>
      <number:text>:</number:text>
      <number:minutes number:style="long"/>
      <number:text> </number:text>
      <number:am-pm/>
    </number:time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0P0"/>
    </number:currency-style>
    <number:date-style style:name="N10161" number:language="en" number:country="US">
      <number:month/>
      <number:text>/</number:text>
      <number:day/>
      <number:text>/</number:text>
      <number:year number:style="long"/>
    </number:date-style>
    <number:date-style style:name="N10162" number:language="en" number:country="US">
      <number:day/>
      <number:text>-</number:text>
      <number:month number:textual="true"/>
      <number:text>-</number:text>
      <number:year/>
    </number:date-style>
    <number:date-style style:name="N10163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.35mm" fo:margin-bottom="6.35mm" fo:margin-left="6mm" fo:margin-right="6mm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04:08:57.525516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2:03:00.747046386</meta:creation-date>
    <dc:date>2024-04-15T04:14:34.905098484</dc:date>
    <meta:editing-duration>PT3H12M27S</meta:editing-duration>
    <meta:editing-cycles>120</meta:editing-cycles>
    <meta:generator>LibreOffice/7.5.9.2$Linux_X86_64 LibreOffice_project/50$Build-2</meta:generator>
    <meta:document-statistic meta:table-count="5" meta:cell-count="7395" meta:object-count="0"/>
  </office:meta>
</office:document-meta>
</file>